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bottom="0.1111in" fo:line-height="108%">
        <style:tab-stops>
          <style:tab-stop style:position="0.9792in"/>
        </style:tab-stops>
      </style:paragraph-properties>
      <style:text-properties style:font-name="Times New Roman" fo:font-size="12.0pt" fo:color="#1f4e79"/>
    </style:style>
    <style:style style:name="P7" style:family="paragraph" style:parent-style-name="Standard">
      <style:paragraph-properties fo:margin-bottom="0.1111in" fo:line-height="108%">
        <style:tab-stops>
          <style:tab-stop style:position="0.9792in"/>
        </style:tab-stops>
      </style:paragraph-properties>
      <style:text-properties style:font-name="Times New Roman" fo:font-size="12.0pt" fo:color="#000000"/>
    </style:style>
    <style:style style:name="P8" style:family="paragraph" style:parent-style-name="Standard">
      <style:paragraph-properties fo:margin-bottom="0.1111in" fo:text-align="justify" fo:line-height="108%"/>
      <style:text-properties style:font-name="Times New Roman" fo:font-size="12.0pt" fo:color="#000000"/>
    </style:style>
    <style:style style:name="P9" style:family="paragraph" style:parent-style-name="Standard">
      <style:paragraph-properties fo:margin-bottom="0.1111in" fo:text-align="justify" fo:line-height="108%"/>
      <style:text-properties style:font-name="Times New Roman" fo:font-size="12.0pt" fo:color="#1f4e79"/>
    </style:style>
    <style:style style:name="P10" style:family="paragraph" style:parent-style-name="Standard">
      <style:paragraph-properties fo:margin-bottom="0.1111in" fo:margin-left="0.5000in" fo:text-align="justify" fo:text-indent="-0.5000in" fo:line-height="108%">
        <style:tab-stops>
          <style:tab-stop style:position="0.1528in"/>
          <style:tab-stop style:position="0.5000in"/>
        </style:tab-stops>
      </style:paragraph-properties>
      <style:text-properties style:font-name="Times New Roman"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1.0pt" fo:color="#000000"/>
    </style:style>
    <style:style style:name="P12" style:family="paragraph" style:parent-style-name="Standard">
      <style:text-properties style:font-name="Helvetica" fo:font-size="11.0pt" fo:color="#000000"/>
    </style:style>
    <style:style style:name="P13" style:family="paragraph" style:parent-style-name="Standard">
      <style:text-properties style:font-name="Helvetica" fo:font-size="11.0pt" fo:color="#0563c1"/>
    </style:style>
    <style:style style:name="P14" style:family="paragraph" style:parent-style-name="Standard">
      <style:text-properties style:font-name="Times New Roman" fo:font-size="12.0pt" fo:color="#1f4e79"/>
    </style:style>
    <style:style style:name="P15" style:family="paragraph" style:parent-style-name="Standard">
      <style:paragraph-properties fo:margin-left="1.0000in" fo:text-indent="-1.0000in">
        <style:tab-stops>
          <style:tab-stop style:position="0.6528in"/>
          <style:tab-stop style:position="1.0000in"/>
        </style:tab-stops>
      </style:paragraph-properties>
      <style:text-properties style:font-name="Times New Roman" fo:font-size="12.0pt" fo:color="#000000"/>
    </style:style>
    <style:style style:name="P16" style:family="paragraph" style:parent-style-name="Standard">
      <style:paragraph-properties fo:margin-left="1.0000in"/>
      <style:text-properties style:font-name="Helvetica" fo:font-size="11.0pt" fo:color="#000000"/>
    </style:style>
    <style:style style:name="P17" style:family="paragraph" style:parent-style-name="Standard">
      <style:paragraph-properties fo:margin-left="1.0000in"/>
      <style:text-properties style:font-name="Times New Roman" fo:font-size="12.0pt" fo:color="#000000"/>
    </style:style>
    <style:style style:name="P18" style:family="paragraph" style:parent-style-name="Standard">
      <style:paragraph-properties fo:margin-bottom="0.1111in" fo:margin-left="1.0000in" fo:text-align="justify" fo:text-indent="-1.0000in" fo:line-height="108%">
        <style:tab-stops>
          <style:tab-stop style:position="0.6528in"/>
          <style:tab-stop style:position="1.0000in"/>
        </style:tab-stops>
      </style:paragraph-properties>
      <style:text-properties style:font-name="Times New Roman" fo:font-size="12.0pt" fo:color="#000000"/>
    </style:style>
    <style:style style:name="P19" style:family="paragraph" style:parent-style-name="Standard">
      <style:paragraph-properties fo:margin-bottom="0.1111in" fo:margin-left="1.0000in" fo:text-indent="-1.0000in" fo:line-height="108%">
        <style:tab-stops>
          <style:tab-stop style:position="0.6528in"/>
          <style:tab-stop style:position="1.0000in"/>
        </style:tab-stops>
      </style:paragraph-properties>
      <style:text-properties style:font-name="Times New Roman" fo:font-size="12.0pt" fo:color="#000000"/>
    </style:style>
    <style:style style:name="P20" style:family="paragraph" style:parent-style-name="Standard">
      <style:paragraph-properties fo:margin-bottom="0.1111in" fo:margin-left="0.2500in" fo:text-align="justify" fo:line-height="108%"/>
      <style:text-properties style:font-name="Times New Roman" fo:font-size="12.0pt" fo:color="#000000"/>
    </style:style>
    <style:style style:name="P21"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22" style:family="paragraph" style:parent-style-name="Standard">
      <style:paragraph-properties fo:text-align="center"/>
      <style:text-properties style:font-name="Times" fo:font-size="12.0pt" fo:color="#000000"/>
    </style:style>
    <style:style style:name="P23" style:family="paragraph" style:parent-style-name="Standard">
      <style:text-properties style:font-name="Times" fo:font-size="12.0pt" fo:color="#000000"/>
    </style:style>
    <style:style style:name="P24" style:family="paragraph" style:parent-style-name="Standard">
      <style:paragraph-properties fo:margin-left="0.7500in"/>
      <style:text-properties style:font-name="Times" fo:font-size="12.0pt" fo:color="#000000"/>
    </style:style>
    <style:style style:name="P25" style:family="paragraph" style:parent-style-name="Standard">
      <style:paragraph-properties fo:text-align="justify"/>
      <style:text-properties style:font-name="Times" fo:font-size="12.0pt" fo:color="#000000"/>
    </style:style>
    <style:style style:name="P26"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27" style:family="paragraph" style:parent-style-name="Standard">
      <style:paragraph-properties fo:margin-left="0.7500in"/>
      <style:text-properties style:font-name="Times" fo:font-size="11.0pt" fo:color="#000000"/>
    </style:style>
    <style:style style:name="P28" style:family="paragraph" style:parent-style-name="Standard">
      <style:paragraph-properties fo:margin-left="0.4924in"/>
      <style:text-properties style:font-name="Times" fo:font-size="12.0pt" fo:color="#000000"/>
    </style:style>
    <style:style style:name="P29" style:family="paragraph" style:parent-style-name="Standard">
      <style:paragraph-properties fo:margin-bottom="0.1965in"/>
      <style:text-properties style:font-name="Times" fo:font-size="11.0pt" fo:color="#222222"/>
    </style:style>
    <style:style style:name="P30" style:family="paragraph" style:parent-style-name="Standard">
      <style:paragraph-properties fo:margin-bottom="0.1965in"/>
      <style:text-properties style:font-name="Times" fo:font-size="11.0pt" fo:color="#1155cc"/>
    </style:style>
    <style:style style:name="P31" style:family="paragraph" style:parent-style-name="Standard">
      <style:text-properties style:font-name="Times" fo:font-size="9.0pt" fo:color="#500050"/>
    </style:style>
    <style:style style:name="P32" style:family="paragraph" style:parent-style-name="Standard">
      <style:paragraph-properties fo:margin-bottom="0.1965in"/>
      <style:text-properties style:font-name="Times" fo:font-size="12.0pt" fo:color="#000000"/>
    </style:style>
    <style:style style:name="P33" style:family="paragraph" style:parent-style-name="Standard">
      <style:paragraph-properties fo:margin-left="0.7500in"/>
      <style:text-properties style:font-name="Times" fo:font-size="7.5pt" fo:color="#000000"/>
    </style:style>
    <style:style style:name="P34" style:family="paragraph" style:parent-style-name="Standard">
      <style:paragraph-properties fo:margin-left="0.4924in"/>
      <style:text-properties style:font-name="Times" fo:font-size="10.0pt" fo:color="#000000"/>
    </style:style>
    <style:style style:name="P35" style:family="paragraph" style:parent-style-name="Standard">
      <style:paragraph-properties fo:text-indent="0.5000in"/>
      <style:text-properties style:font-name="Times" fo:font-size="12.0pt" fo:color="#000000"/>
    </style:style>
    <style:style style:name="P36" style:family="paragraph" style:parent-style-name="Standard">
      <style:paragraph-properties fo:margin-left="1.0000in"/>
      <style:text-properties style:font-name="Times" fo:font-size="12.0pt" fo:color="#000000"/>
    </style:style>
    <style:style style:name="P37" style:family="paragraph" style:parent-style-name="Standard">
      <style:paragraph-properties fo:margin-bottom="0.1111in" fo:line-height="108%"/>
      <style:text-properties style:font-name="Calibri" fo:font-size="11.0pt" fo:color="#000000"/>
    </style:style>
    <style:style style:name="P38" style:family="paragraph" style:parent-style-name="Standard">
      <style:paragraph-properties fo:margin-bottom="0.1111in" fo:line-height="108%"/>
      <style:text-properties style:font-name="Calibri" fo:font-size="11.0pt" fo:color="#0563c1"/>
    </style:style>
    <style:style style:name="P39" style:family="paragraph" style:parent-style-name="Standard">
      <style:paragraph-properties fo:margin-bottom="0.1111in" fo:margin-left="0.5000in" fo:text-indent="-0.5000in" fo:line-height="108%">
        <style:tab-stops>
          <style:tab-stop style:position="0.1528in"/>
          <style:tab-stop style:position="0.5000in"/>
        </style:tab-stops>
      </style:paragraph-properties>
      <style:text-properties style:font-name="Calibri" fo:font-size="11.0pt" fo:color="#000000"/>
    </style:style>
    <style:style style:name="P40" style:family="paragraph" style:parent-style-name="Standard">
      <style:paragraph-properties fo:margin-bottom="0.1111in" fo:line-height="108%">
        <style:tab-stops>
          <style:tab-stop style:position="1.5250in"/>
        </style:tab-stops>
      </style:paragraph-properties>
      <style:text-properties style:font-name="Calibri" fo:font-size="11.0pt" fo:color="#000000"/>
    </style:style>
    <style:style style:name="P41" style:family="paragraph" style:parent-style-name="Standard">
      <style:paragraph-properties fo:margin-bottom="0.1111in" fo:margin-left="0.5000in" fo:text-indent="-0.5000in" fo:line-height="108%">
        <style:tab-stops>
          <style:tab-stop style:position="0.1528in"/>
          <style:tab-stop style:position="0.5000in"/>
        </style:tab-stops>
      </style:paragraph-properties>
      <style:text-properties style:font-name="Calibri" fo:font-size="11.0pt" fo:color="#0563c1"/>
    </style:style>
    <style:style style:name="P42" style:family="paragraph" style:parent-style-name="Standard">
      <style:paragraph-properties fo:margin-bottom="0.1111in" fo:margin-left="1.0000in" fo:text-indent="-1.0000in" fo:line-height="108%">
        <style:tab-stops>
          <style:tab-stop style:position="0.6528in"/>
          <style:tab-stop style:position="1.0000in"/>
        </style:tab-stops>
      </style:paragraph-properties>
      <style:text-properties style:font-name="Calibri" fo:font-size="11.0pt" fo:color="#000000"/>
    </style:style>
    <style:style style:name="P43" style:family="paragraph" style:parent-style-name="Standard">
      <style:paragraph-properties fo:margin-bottom="0.1111in" fo:margin-left="0.7500in" fo:line-height="108%"/>
      <style:text-properties style:font-name="Calibri" fo:font-size="11.0pt" fo:color="#000000"/>
    </style:style>
    <style:style style:name="P44" style:family="paragraph" style:parent-style-name="Standard">
      <style:paragraph-properties fo:margin-bottom="0.1965in" fo:line-height="120%"/>
      <style:text-properties style:font-name="Times" fo:font-size="10.5pt" fo:color="#252525"/>
    </style:style>
    <style:style style:name="P45" style:family="paragraph" style:parent-style-name="Standard">
      <style:paragraph-properties fo:margin-bottom="0.1965in"/>
      <style:text-properties style:font-name="Times" fo:font-size="10.5pt" fo:color="#252525"/>
    </style:style>
    <style:style style:name="P46" style:family="paragraph" style:parent-style-name="Standard">
      <style:paragraph-properties fo:line-height="160%"/>
      <style:text-properties style:font-name="Times" fo:font-size="14.0pt" fo:color="#000000"/>
    </style:style>
    <style:style style:name="P47"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0.5pt" fo:color="#252525"/>
    </style:style>
    <style:style style:name="P48" style:family="paragraph" style:parent-style-name="Standard">
      <style:paragraph-properties fo:line-height="120%"/>
      <style:text-properties style:font-name="Times" fo:font-size="12.0pt" fo:color="#000000"/>
    </style:style>
    <style:style style:name="P49" style:family="paragraph" style:parent-style-name="Standard">
      <style:paragraph-properties fo:margin-left="2.0000in"/>
      <style:text-properties style:font-name="Times" fo:font-size="11.0pt" fo:color="#000000"/>
    </style:style>
    <style:style style:name="P50"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5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52" style:family="paragraph" style:parent-style-name="Standard">
      <style:paragraph-properties fo:margin-left="0.4660in" fo:text-indent="1.0340in"/>
      <style:text-properties style:font-name="Times" fo:font-size="11.0pt" fo:color="#000000"/>
    </style:style>
    <style:style style:name="P53" style:family="paragraph" style:parent-style-name="Standard">
      <style:paragraph-properties fo:margin-left="1.5000in"/>
      <style:text-properties style:font-name="Times" fo:font-size="11.0pt" fo:color="#000000"/>
    </style:style>
    <style:style style:name="P54"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55" style:family="paragraph" style:parent-style-name="Standard">
      <style:paragraph-properties fo:margin-left="0.4924in"/>
      <style:text-properties style:font-name="Times" fo:font-size="12.0pt" fo:color="#1f4e79"/>
    </style:style>
    <style:style style:name="P56"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57"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58"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59" style:family="paragraph" style:parent-style-name="Standard">
      <style:paragraph-properties fo:margin-bottom="0.1111in" fo:line-height="107%"/>
      <style:text-properties style:font-name="Times" fo:font-size="12.0pt" fo:color="#000000"/>
    </style:style>
    <style:style style:name="P60"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61" style:family="paragraph" style:parent-style-name="Standard">
      <style:paragraph-properties fo:margin-bottom="0.1667in"/>
      <style:text-properties style:font-name="Times" fo:font-size="12.0pt" fo:color="#333333"/>
    </style:style>
    <style:style style:name="P62"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63" style:family="paragraph" style:parent-style-name="Standard">
      <style:paragraph-properties fo:margin-bottom="0.1667in"/>
      <style:text-properties style:font-name="Times" fo:font-size="12.0pt" fo:color="#000000"/>
    </style:style>
    <style:style style:name="P64" style:family="paragraph" style:parent-style-name="Standard">
      <style:paragraph-properties fo:margin-bottom="0.1667in"/>
      <style:text-properties style:font-name="Times" fo:font-size="12.0pt" fo:color="#1f4e79"/>
    </style:style>
    <style:style style:name="P65" style:family="paragraph" style:parent-style-name="Standard">
      <style:paragraph-properties fo:margin-bottom="0.1111in" fo:text-align="justify" fo:line-height="107%"/>
      <style:text-properties style:font-name="Times" fo:font-size="12.0pt" fo:color="#1f4e79"/>
    </style:style>
    <style:style style:name="P66" style:family="paragraph" style:parent-style-name="Standard">
      <style:paragraph-properties fo:margin-bottom="0.1111in" fo:margin-left="0.5000in" fo:text-align="justify" fo:text-indent="-0.2500in"/>
      <style:text-properties style:font-name="Times" fo:font-size="12.0pt" fo:color="#000000"/>
    </style:style>
    <style:style style:name="P67" style:family="paragraph" style:parent-style-name="Standard">
      <style:paragraph-properties fo:margin-bottom="0.1111in" fo:margin-left="0.5000in" fo:text-align="justify" fo:text-indent="-0.2500in"/>
      <style:text-properties style:font-name="Times" fo:font-size="12.0pt" fo:color="#0563c1"/>
    </style:style>
    <style:style style:name="P68" style:family="paragraph" style:parent-style-name="Standard">
      <style:paragraph-properties fo:margin-bottom="0.1111in" fo:margin-left="0.5000in" fo:text-indent="-0.2500in"/>
      <style:text-properties style:font-name="Times" fo:font-size="12.0pt" fo:color="#000000"/>
    </style:style>
    <style:style style:name="P69" style:family="paragraph" style:parent-style-name="Standard">
      <style:paragraph-properties fo:margin-left="0.5000in" fo:text-indent="-0.2500in"/>
      <style:text-properties style:font-name="Times" fo:font-size="11.0pt" fo:color="#000000"/>
    </style:style>
    <style:style style:name="P70" style:family="paragraph" style:parent-style-name="Standard">
      <style:text-properties style:font-name="Arial" fo:font-size="11.5pt" fo:color="#439fe0" fo:background-color="#ffffff"/>
    </style:style>
    <style:style style:name="P71" style:family="paragraph" style:parent-style-name="Standard">
      <style:text-properties style:font-name="Times" fo:font-size="12.0pt" fo:color="#1f4e79"/>
    </style:style>
    <style:style style:name="P72" style:family="paragraph" style:parent-style-name="Standard">
      <style:paragraph-properties fo:margin-bottom="0.1111in" fo:text-align="justify" fo:line-height="107%"/>
      <style:text-properties style:font-name="Times" fo:font-size="12.0pt" fo:color="#0563c1"/>
    </style:style>
    <style:style style:name="P73" style:family="paragraph" style:parent-style-name="Standard">
      <style:paragraph-properties fo:margin-bottom="0.1111in" fo:line-height="107%"/>
      <style:text-properties style:font-name="Calibri" fo:font-size="11.0pt" fo:color="#000000"/>
    </style:style>
    <style:style style:name="P74"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75" style:family="paragraph" style:parent-style-name="Standard">
      <style:paragraph-properties fo:margin-bottom="0.1111in" fo:line-height="107%"/>
      <style:text-properties style:font-name="Times" fo:font-size="12.0pt" fo:color="#000000" fo:background-color="#ffffff"/>
    </style:style>
    <style:style style:name="P76" style:family="paragraph" style:parent-style-name="Standard">
      <style:paragraph-properties fo:margin-bottom="0.1111in" fo:text-align="center" fo:line-height="107%"/>
      <style:text-properties style:font-name="Times" fo:font-size="12.0pt" fo:color="#000000"/>
    </style:style>
    <style:style style:name="P77" style:family="paragraph" style:parent-style-name="Standard">
      <style:paragraph-properties fo:margin-bottom="0.1389in" fo:text-align="center"/>
      <style:text-properties style:font-name="Calibri" fo:font-size="9.0pt" fo:color="#44546a"/>
    </style:style>
    <style:style style:name="P78"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79"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80"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81"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82"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83" style:family="paragraph" style:parent-style-name="Standard">
      <style:paragraph-properties fo:margin-bottom="0.1111in" fo:margin-left="0.5000in" fo:text-indent="-0.2500in"/>
      <style:text-properties style:font-name="Times" fo:font-size="12.0pt" fo:color="#0563c1"/>
    </style:style>
    <style:style style:name="P84" style:family="paragraph" style:parent-style-name="Standard">
      <style:paragraph-properties fo:margin-left="0.2500in"/>
      <style:text-properties style:font-name="Times" fo:font-size="11.0pt" fo:color="#000000"/>
    </style:style>
    <style:style style:name="P85"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86" style:family="paragraph" style:parent-style-name="Standard">
      <style:paragraph-properties fo:text-indent="0.2500in"/>
      <style:text-properties style:font-name="Times" fo:font-size="10.0pt" fo:color="#000000"/>
    </style:style>
    <style:style style:name="P87"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88"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89"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9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9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92"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93" style:family="paragraph" style:parent-style-name="Standard">
      <style:paragraph-properties fo:margin-left="0.2500in"/>
      <style:text-properties style:font-name="Times" fo:font-size="11.0pt" fo:color="#0000ff"/>
    </style:style>
    <style:style style:name="P94"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95"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96"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97" style:family="paragraph" style:parent-style-name="Standard">
      <style:paragraph-properties fo:margin-left="0.0333in" fo:text-align="justify" style:line-height-at-least="0.1889in"/>
      <style:text-properties style:font-name="Times" fo:font-size="8.0pt" fo:color="#000000"/>
    </style:style>
    <style:style style:name="P98" style:family="paragraph" style:parent-style-name="Standard">
      <style:paragraph-properties fo:margin-left="0.5000in" fo:text-indent="0.5000in"/>
      <style:text-properties style:font-name="Times" fo:font-size="12.0pt" fo:color="#000000"/>
    </style:style>
    <style:style style:name="P99" style:family="paragraph" style:parent-style-name="Standard">
      <style:paragraph-properties fo:margin-left="0.5000in"/>
      <style:text-properties style:font-name="Times" fo:font-size="12.0pt" fo:color="#000000"/>
    </style:style>
    <style:style style:name="P100" style:family="paragraph" style:parent-style-name="Standard">
      <style:paragraph-properties fo:margin-left="0.2500in"/>
      <style:text-properties style:font-name="Times" fo:font-size="12.0pt" fo:color="#000000"/>
    </style:style>
    <style:style style:name="P101" style:family="paragraph" style:parent-style-name="Standard">
      <style:paragraph-properties fo:margin-bottom="0.1042in" style:line-height-at-least="0.2083in"/>
      <style:text-properties style:font-name="Times" fo:font-size="11.0pt" fo:color="#000000"/>
    </style:style>
    <style:style style:name="P102" style:family="paragraph" style:parent-style-name="Standard">
      <style:paragraph-properties fo:margin-left="1.0000in"/>
      <style:text-properties style:font-name="Times" fo:font-size="11.0pt" fo:color="#000000"/>
    </style:style>
    <style:style style:name="P103" style:family="paragraph" style:parent-style-name="Standard">
      <style:paragraph-properties fo:margin-left="1.4771in"/>
      <style:text-properties style:font-name="Times" fo:font-size="11.0pt" fo:color="#000000"/>
    </style:style>
    <style:style style:name="P104" style:family="paragraph" style:parent-style-name="Standard">
      <style:text-properties style:font-name="Times" fo:font-size="11.0pt" fo:color="#500050"/>
    </style:style>
    <style:style style:name="P105" style:family="paragraph" style:parent-style-name="Standard">
      <style:paragraph-properties fo:margin-left="0.9840in"/>
      <style:text-properties style:font-name="Times" fo:font-size="12.0pt" fo:color="#000000"/>
    </style:style>
    <style:style style:name="P106" style:family="paragraph" style:parent-style-name="Standard">
      <style:paragraph-properties fo:margin-bottom="0.1965in"/>
      <style:text-properties style:font-name="Times" fo:font-size="9.0pt" fo:color="#000000"/>
    </style:style>
    <style:style style:name="P107" style:family="paragraph" style:parent-style-name="Standard">
      <style:paragraph-properties fo:margin-bottom="0.1965in" fo:line-height="120%"/>
      <style:text-properties style:font-name="Times" fo:font-size="12.0pt" fo:color="#000000"/>
    </style:style>
    <style:style style:name="P108" style:family="paragraph" style:parent-style-name="Standard">
      <style:paragraph-properties fo:margin-left="0.2500in" fo:line-height="120%"/>
      <style:text-properties style:font-name="Times" fo:font-size="12.0pt" fo:color="#000000"/>
    </style:style>
    <style:style style:name="P109" style:family="paragraph" style:parent-style-name="Standard">
      <style:paragraph-properties fo:margin-bottom="0.1111in" fo:line-height="108%"/>
      <style:text-properties style:font-name="Calibri" fo:font-size="11.0pt"/>
    </style:style>
    <style:style style:name="P110" style:family="paragraph" style:parent-style-name="Standard">
      <style:paragraph-properties fo:margin-bottom="0.1111in" fo:margin-left="0.5000in" fo:text-indent="-0.2500in" fo:line-height="108%"/>
      <style:text-properties style:font-name="Calibri" fo:font-size="11.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weight="bold" fo:font-weight-asian="bold" fo:font-weight-complex="bold" fo:color="#1f4e79"/>
    </style:style>
    <style:style style:name="T4" style:family="text">
      <style:text-properties fo:color="#1f4e79"/>
    </style:style>
    <style:style style:name="T5" style:family="text">
      <style:text-properties style:font-name="Times New Roman" fo:font-size="12.0pt" fo:font-size-asian="12.0pt" fo:font-size-complex="12.0pt" fo:font-weight="bold" fo:font-weight-asian="bold" fo:font-weight-complex="bold" fo:letter-spacing="0.0000in" fo:color="#1f4e79"/>
    </style:style>
    <style:style style:name="T6" style:family="text">
      <style:text-properties fo:color="#000000"/>
    </style:style>
    <style:style style:name="T7" style:family="text">
      <style:text-properties fo:font-weight="bold" fo:font-weight-asian="bold" fo:font-weight-complex="bold" fo:letter-spacing="0.0000in"/>
    </style:style>
    <style:style style:name="T8" style:family="text">
      <style:text-properties style:font-name="Helvetica" fo:font-size="11.0pt" fo:font-size-asian="11.0pt" fo:font-size-complex="11.0pt"/>
    </style:style>
    <style:style style:name="T9" style:family="text">
      <style:text-properties fo:letter-spacing="0.0000in"/>
    </style:style>
    <style:style style:name="T10" style:family="text">
      <style:text-properties fo:font-size="11.0pt" fo:font-size-asian="11.0pt" fo:font-size-complex="11.0pt"/>
    </style:style>
    <style:style style:name="T11" style:family="text">
      <style:text-properties fo:letter-spacing="0.0000in" fo:color="#222222"/>
    </style:style>
    <style:style style:name="T12" style:family="text">
      <style:text-properties fo:letter-spacing="0.0000in" fo:color="#1155cc"/>
    </style:style>
    <style:style style:name="T13" style:family="text">
      <style:text-properties fo:font-style="italic" fo:font-style-asian="italic" fo:font-style-complex="italic" fo:letter-spacing="0.0000in"/>
    </style:style>
    <style:style style:name="T14" style:family="text">
      <style:text-properties fo:font-size="11.0pt" fo:font-size-asian="11.0pt" fo:font-size-complex="11.0pt" fo:letter-spacing="0.0000in"/>
    </style:style>
    <style:style style:name="T15" style:family="text">
      <style:text-properties fo:font-style="italic" fo:font-style-asian="italic" fo:font-style-complex="italic" style:text-underline-style="solid" fo:letter-spacing="0.0000in" fo:color="#1155cc"/>
    </style:style>
    <style:style style:name="T16" style:family="text">
      <style:text-properties fo:font-size="11.0pt" fo:font-size-asian="11.0pt" fo:font-size-complex="11.0pt" style:text-underline-style="solid" fo:letter-spacing="0.0000in" fo:color="#1155cc"/>
    </style:style>
    <style:style style:name="T17" style:family="text">
      <style:text-properties fo:font-style="italic" fo:font-style-asian="italic" fo:font-style-complex="italic"/>
    </style:style>
    <style:style style:name="T18" style:family="text">
      <style:text-properties fo:font-weight="bold" fo:font-weight-asian="bold" fo:font-weight-complex="bold" fo:color="#000000"/>
    </style:style>
    <style:style style:name="T19" style:family="text">
      <style:text-properties fo:letter-spacing="0.0000in" fo:color="#0b0080"/>
    </style:style>
    <style:style style:name="T20" style:family="text">
      <style:text-properties fo:font-weight="bold" fo:font-weight-asian="bold" fo:font-weight-complex="bold" style:text-underline-style="solid"/>
    </style:style>
    <style:style style:name="T21" style:family="text">
      <style:text-properties fo:font-size="13.5pt" fo:font-size-asian="13.5pt" fo:font-size-complex="13.5pt" fo:background-color="#ffffff"/>
    </style:style>
    <style:style style:name="T22" style:family="text">
      <style:text-properties fo:font-size="13.5pt" fo:font-size-asian="13.5pt" fo:font-size-complex="13.5pt"/>
    </style:style>
    <style:style style:name="T23" style:family="text">
      <style:text-properties style:font-name="Calibri" fo:font-size="11.0pt" fo:font-size-asian="11.0pt" fo:font-size-complex="11.0pt"/>
    </style:style>
    <style:style style:name="T24" style:family="text">
      <style:text-properties fo:color="#333333"/>
    </style:style>
    <style:style style:name="T25" style:family="text">
      <style:text-properties style:font-name="Times New Roman"/>
    </style:style>
    <style:style style:name="T26" style:family="text">
      <style:text-properties style:text-underline-style="solid" fo:color="#0563c1"/>
    </style:style>
    <style:style style:name="T27" style:family="text">
      <style:text-properties style:font-name="Times" fo:font-size="12.0pt" fo:font-size-asian="12.0pt" fo:font-size-complex="12.0pt" fo:font-weight="bold" fo:font-weight-asian="bold" fo:font-weight-complex="bold" fo:color="#1f4e79"/>
    </style:style>
    <style:style style:name="T28" style:family="text">
      <style:text-properties style:font-name="Times" fo:font-size="11.0pt" fo:font-size-asian="11.0pt" fo:font-size-complex="11.0pt" fo:color="#000000"/>
    </style:style>
    <style:style style:name="T29" style:family="text">
      <style:text-properties style:font-name="Times" fo:color="#3d3c40"/>
    </style:style>
    <style:style style:name="T30" style:family="text">
      <style:text-properties style:font-name="Times" fo:font-size="12.0pt" fo:font-size-asian="12.0pt" fo:font-size-complex="12.0pt"/>
    </style:style>
    <style:style style:name="T31" style:family="text">
      <style:text-properties style:font-name="Courier New" fo:color="#000000"/>
    </style:style>
    <style:style style:name="T32" style:family="text">
      <style:text-properties fo:color="#0000ff"/>
    </style:style>
    <style:style style:name="T33" style:family="text">
      <style:text-properties fo:color="#a52a2a"/>
    </style:style>
    <style:style style:name="T34" style:family="text">
      <style:text-properties fo:color="#ff0000"/>
    </style:style>
    <style:style style:name="T35" style:family="text">
      <style:text-properties fo:color="#0000cd"/>
    </style:style>
    <style:style style:name="T36" style:family="text">
      <style:text-properties style:font-name="Consolas" fo:font-size="11.5pt" fo:font-size-asian="11.5pt" fo:font-size-complex="11.5pt" fo:color="#a52a2a"/>
    </style:style>
    <style:style style:name="T37" style:family="text">
      <style:text-properties style:font-name="Consolas" fo:font-size="11.5pt" fo:font-size-asian="11.5pt" fo:font-size-complex="11.5pt" fo:background-color="#ffffff"/>
    </style:style>
    <style:style style:name="T38" style:family="text">
      <style:text-properties style:font-name="Consolas" fo:font-size="11.5pt" fo:font-size-asian="11.5pt" fo:font-size-complex="11.5pt" fo:color="#ff0000"/>
    </style:style>
    <style:style style:name="T39" style:family="text">
      <style:text-properties style:font-name="Consolas" fo:font-size="11.5pt" fo:font-size-asian="11.5pt" fo:font-size-complex="11.5pt" fo:color="#0000cd"/>
    </style:style>
    <style:style style:name="T40" style:family="text">
      <style:text-properties fo:color="#000000" fo:background-color="#ffffff"/>
    </style:style>
    <style:style style:name="T41" style:family="text">
      <style:text-properties style:font-name="Times" fo:font-size="12.0pt" fo:font-size-asian="12.0pt" fo:font-size-complex="12.0pt" fo:color="#000000"/>
    </style:style>
    <style:style style:name="T42" style:family="text">
      <style:text-properties fo:color="#444444"/>
    </style:style>
    <style:style style:name="T43" style:family="text">
      <style:text-properties fo:color="#666600"/>
    </style:style>
    <style:style style:name="T44" style:family="text">
      <style:text-properties fo:color="#006666"/>
    </style:style>
    <style:style style:name="T45" style:family="text">
      <style:text-properties fo:color="#000088"/>
    </style:style>
    <style:style style:name="T46" style:family="text">
      <style:text-properties fo:font-weight="bold" fo:font-weight-asian="bold" fo:font-weight-complex="bold" fo:color="#9966cc"/>
    </style:style>
    <style:style style:name="T47" style:family="text">
      <style:text-properties fo:font-weight="bold" fo:font-weight-asian="bold" fo:font-weight-complex="bold" fo:color="#006600"/>
    </style:style>
    <style:style style:name="T48" style:family="text">
      <style:text-properties fo:color="#110000"/>
    </style:style>
    <style:style style:name="T49" style:family="text">
      <style:text-properties fo:font-weight="bold" fo:font-weight-asian="bold" fo:font-weight-complex="bold" fo:color="#cc0066"/>
    </style:style>
    <style:style style:name="T50" style:family="text">
      <style:text-properties fo:color="#9900cc"/>
    </style:style>
    <style:style style:name="T51" style:family="text">
      <style:text-properties fo:color="#996600"/>
    </style:style>
    <style:style style:name="T52" style:family="text">
      <style:text-properties style:text-underline-style="solid" style:text-underline-color="#0000ff"/>
    </style:style>
    <style:style style:name="T53" style:family="text">
      <style:text-properties fo:color="#313131"/>
    </style:style>
    <style:style style:name="T54" style:family="text">
      <style:text-properties fo:color="#7f0055"/>
    </style:style>
    <style:style style:name="T55" style:family="text">
      <style:text-properties fo:font-size="7.0pt" fo:font-size-asian="7.0pt" fo:font-size-complex="7.0pt" fo:background-color="#ffffff"/>
    </style:style>
    <style:style style:name="T56" style:family="text">
      <style:text-properties fo:background-color="#ffffff"/>
    </style:style>
    <style:style style:name="T57" style:family="text">
      <style:text-properties fo:font-style="italic" fo:font-style-asian="italic" fo:font-style-complex="italic" fo:font-weight="bold" fo:font-weight-asian="bold" fo:font-weight-complex="bold" style:text-underline-style="solid"/>
    </style:style>
    <style:style style:name="T58" style:family="text">
      <style:text-properties style:font-name="Lucida Grande"/>
    </style:style>
    <style:style style:name="T59" style:family="text">
      <style:text-properties fo:font-size="9.0pt" fo:font-size-asian="9.0pt" fo:font-size-complex="9.0pt" fo:letter-spacing="0.0000in" fo:color="#000000"/>
    </style:style>
    <style:style style:name="T60" style:family="text">
      <style:text-properties fo:font-size="9.0pt" fo:font-size-asian="9.0pt" fo:font-size-complex="9.0pt" fo:font-style="italic" fo:font-style-asian="italic" fo:font-style-complex="italic" fo:letter-spacing="0.0000in" fo:color="#000000"/>
    </style:style>
    <style:style style:name="T61" style:family="text">
      <style:text-properties style:text-underline-style="solid" fo:letter-spacing="0.0000in" fo:color="#000000"/>
    </style:style>
    <style:style style:name="T62" style:family="text">
      <style:text-properties fo:font-size="11.0pt" fo:font-size-asian="11.0pt" fo:font-size-complex="11.0pt" fo:letter-spacing="0.0000in" fo:color="#1155cc"/>
    </style:style>
    <style:style style:name="T63" style:family="text">
      <style:text-properties fo:font-size="11.0pt" fo:font-size-asian="11.0pt" fo:font-size-complex="11.0pt" style:text-underline-style="solid" fo:letter-spacing="0.0000in"/>
    </style:style>
    <style:style style:name="T64" style:family="text">
      <style:text-properties style:font-name="Lucida Grande" fo:font-size="11.0pt" fo:font-size-asian="11.0pt" fo:font-size-complex="11.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4">
      <text:list-level-style-bullet text:level="1" text:bullet-char="•">
        <style:list-level-properties text:space-before="0.25in" text:min-label-width="0.25in"/>
      </text:list-level-style-bullet>
    </text:list-style>
    <text:list-style style:name="L5">
      <text:list-level-style-number text:level="1" style:num-suffix="." style:num-format="A">
        <style:list-level-properties text:space-before="0.25in" text:min-label-width="0.25in"/>
      </text:list-level-style-number>
    </text:list-style>
    <text:list-style style:name="L6">
      <text:list-level-style-number text:level="1" style:num-suffix="." style:num-format="I">
        <style:list-level-properties text:space-before="0.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8">
      <text:list-level-style-bullet text:level="1" text:bullet-char="">
        <style:list-level-properties text:space-before="0.25in" text:min-label-width="0.25in"/>
      </text:list-level-style-bullet>
    </text:list-style>
    <text:list-style style:name="L9">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11">
      <text:list-level-style-number text:level="1" style:num-suffix=")" style:num-format="a">
        <style:list-level-properties text:space-before="0.25in" text:min-label-width="0.25in"/>
      </text:list-level-style-number>
    </text:list-style>
    <text:list-style style:name="L12">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6"><text:span text:style-name="T1">Question 2:</text:span></text:p>
      <text:p text:style-name="P6"><text:span text:style-name="T1">Pivotal Tracker URL:</text:span><text:s/>https://www.pivotaltracker.com/n/projects/1339742</text:p>
      <text:p text:style-name="P7"><text:span text:style-name="T3">Owner Name:</text:span><text:span text:style-name="T4"><text:s/></text:span>Harshal Patil</text:p>
      <text:p text:style-name="P6"><text:span text:style-name="T1">Initial Answer:</text:span></text:p>
      <text:p text:style-name="P8">A .What is Software Engineering? <text:s/></text:p>
      <text:p text:style-name="P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8">Typical formal definitions of software engineering are:</text:p>
      <text:p text:style-name="P8">"the application of a systematic, disciplined, quantifiable approach to the development, operation, and maintenance of software";</text:p>
      <text:p text:style-name="P8">"an engineering discipline that is concerned with all aspects of software production";</text:p>
      <text:p text:style-name="P8">and "the establishment and use of sound engineering principles in order to economically obtain software that is reliable and works efficiently on real machines."</text:p>
      <text:p text:style-name="P8"/>
      <text:p text:style-name="P8">B .Describe when, where and how it came into being.</text:p>
      <text:p text:style-name="P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8"/>
      <text:p text:style-name="P8">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8"/>
      <text:p text:style-name="P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8"/>
      <text:p text:style-name="P8">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8"/>
      <text:p text:style-name="P8">The book analyzes sixty-three software projects and concludes the cost of fixing errors escalates as we move the project toward field use. The book also asserts that the key driver of software cost is the capability of the software development team.</text:p>
      <text:p text:style-name="P8"/>
      <text:p text:style-name="P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8"/>
      <text:p text:style-name="P8">Modern, generally accepted best-practices for software engineering have been collected by the ISO/IEC JTC 1/SC 7 subcommittee and published as the Software Engineering Body of Knowledge (SWEBOK).</text:p>
      <text:p text:style-name="P8"/>
      <text:p text:style-name="P8"/>
      <text:p text:style-name="P8"/>
      <text:p text:style-name="P8"/>
      <text:p text:style-name="P8"/>
      <text:p text:style-name="P8">C. <text:tab/>Discuss its evolution with respect to the various process models discussed in class (i.e., what new idea or strategy did each introduce).</text:p>
      <text:p text:style-name="P8">1. Water Fall Model</text:p>
      <text:p text:style-name="P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8">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8"/>
      <text:p text:style-name="P8">2 Iterative Development</text:p>
      <text:p text:style-name="P8"/>
      <text:p text:style-name="P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8">3 The V shaped Model </text:p>
      <text:p text:style-name="P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8"/>
      <text:p text:style-name="P8">Q.4 Compare and contrast it with computer science </text:p>
      <text:p text:style-name="P8">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8"/>
      <text:p text:style-name="P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8"><text:tab/></text:p>
      <text:p text:style-name="P8"/>
      <text:p text:style-name="P8"/>
      <text:p text:style-name="P8"/>
      <text:p text:style-name="P8"/>
      <text:p text:style-name="P9"><text:span text:style-name="T1">Reference:</text:span></text:p>
      <text:list text:style-name="L1">
        <text:list-item>
          <text:p text:style-name="P10">1)<text:tab/>Fox, Armando; Patterson, David (2014-01-03). Engineering Software as a Service: An Agile Approach Using Cloud Computing (Kindle Locations 2250-2251). Strawberry Canyon LLC. Kindle Edition.</text:p>
        </text:list-item>
        <text:list-item>
          <text:p text:style-name="P10">2)<text:tab/>http://en.wikipedia.org/wiki/Software_engineering</text:p>
        </text:list-item>
      </text:list>
      <text:p text:style-name="P9"><text:span text:style-name="T1">Collaborators: <text:s/></text:span></text:p>
      <text:list text:style-name="L1">
        <text:list-item>
          <text:p text:style-name="P11">1.<text:tab/>Mithra Singam</text:p>
        </text:list-item>
        <text:list-item>
          <text:p text:style-name="P11">2.<text:tab/>Vishnu Ravindra</text:p>
        </text:list-item>
        <text:list-item>
          <text:p text:style-name="P11">3.<text:tab/>Vaibhav</text:p>
        </text:list-item>
        <text:list-item>
          <text:p text:style-name="P11">4.<text:tab/>Harshal Patil</text:p>
        </text:list-item>
        <text:list-item>
          <text:p text:style-name="P11">5.<text:tab/>Matthew</text:p>
        </text:list-item>
        <text:list-item>
          <text:p text:style-name="P11">6.<text:tab/>Gokhan</text:p>
        </text:list-item>
        <text:list-item>
          <text:p text:style-name="P11">7.<text:tab/>Ashok</text:p>
        </text:list-item>
      </text:list>
      <text:p text:style-name="P12"/>
      <text:p text:style-name="P13"><text:span text:style-name="T5">Collaborator URL:</text:span><text:span text:style-name="T6"><text:s text:c="2"/></text:span><text:a xlink:type="simple" xlink:href="https://www.youtube.com/watch?v=3MfTLUA-YXI"><text:span text:style-name="T2">https://www.youtube.com/watch?v=3MfTLUA-YXI</text:span></text:a></text:p>
      <text:p text:style-name="P12"/>
      <text:p text:style-name="P14"><text:span text:style-name="T7">Collaborator Comments:</text:span></text:p>
      <text:list text:style-name="L2">
        <text:list-item>
          <text:p text:style-name="P11">1.<text:tab/>Name: Vishnu</text:p>
          <text:list>
            <text:list-item>
              <text:p text:style-name="P15"><text:span text:style-name="T8">a.<text:tab/>Comment: </text:span><text:span text:style-name="T9">Elaborate the answers a little more for software engineering.</text:span></text:p>
            </text:list-item>
          </text:list>
        </text:list-item>
      </text:list>
      <text:p text:style-name="P16"/>
      <text:p text:style-name="P14"><text:span text:style-name="T7">Reviewer Comments: </text:span></text:p>
      <text:list text:style-name="L2">
        <text:list-item>
          <text:list>
            <text:list-item>
              <text:p text:style-name="P15">1.<text:tab/><text:span text:style-name="T9">BuDeals Team</text:span></text:p>
            </text:list-item>
          </text:list>
        </text:list-item>
      </text:list>
      <text:list text:style-name="L3">
        <text:list-item>
          <text:list>
            <text:list-item>
              <text:p text:style-name="P15">a.<text:tab/><text:span text:style-name="T9">Cut short the answer for B as it is too long .</text:span></text:p>
            </text:list-item>
          </text:list>
        </text:list-item>
      </text:list>
      <text:p text:style-name="P17"><text:span text:style-name="T9"/></text:p>
      <text:p text:style-name="P13"><text:span text:style-name="T5">Reviewer URL: </text:span><text:a xlink:type="simple" xlink:href="https://www.youtube.com/watch?v=yY265jK74yE&amp;feature=youtu.be%22%20%5Ct%20%22_blank"><text:span text:style-name="T2">https://www.youtube.com/watch?v=yY265jK74yE&amp;feature=youtu.be</text:span></text:a></text:p>
      <text:p text:style-name="P17"><text:span text:style-name="T9"/></text:p>
      <text:p text:style-name="P17"><text:span text:style-name="T9"/></text:p>
      <text:p text:style-name="P14"><text:span text:style-name="T7">Updated Answer:</text:span></text:p>
      <text:p text:style-name="P8">A .What is Software Engineering? <text:s/></text:p>
      <text:p text:style-name="P8">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8">Typical formal definitions of software engineering are:</text:p>
      <text:p text:style-name="P8">"the application of a systematic, disciplined, quantifiable approach to the development, operation, and maintenance of software";</text:p>
      <text:p text:style-name="P8">"an engineering discipline that is concerned with all aspects of software production";</text:p>
      <text:p text:style-name="P8">and "</text:p>
      <text:p text:style-name="P8">The establishment and use of sound engineering principles in order to economically obtain software that is reliable and works efficiently on real machines."</text:p>
      <text:p text:style-name="P8">.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8">B .Describe when, where and how it came into being.</text:p>
      <text:p text:style-name="P8">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8">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8"/>
      <text:p text:style-name="P8">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8"/>
      <text:p text:style-name="P8">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8"/>
      <text:p text:style-name="P8">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8"/>
      <text:p text:style-name="P8">The book analyzes sixty-three software projects and concludes the cost of fixing errors escalates as we move the project toward field use. The book also asserts that the key driver of software cost is the capability of the software development team.</text:p>
      <text:p text:style-name="P8"/>
      <text:p text:style-name="P8">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8"/>
      <text:p text:style-name="P8"/>
      <text:p text:style-name="P8"/>
      <text:p text:style-name="P8"/>
      <text:p text:style-name="P8"/>
      <text:p text:style-name="P8">C. <text:tab/>Discuss its evolution with respect to the various process models discussed in class (i.e., what new idea or strategy did each introduce).</text:p>
      <text:p text:style-name="P8">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8">Water Fall Model</text:p>
      <text:p text:style-name="P8">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8">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8"/>
      <text:p text:style-name="P8">2 Iterative Development</text:p>
      <text:p text:style-name="P8"/>
      <text:p text:style-name="P8">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8">3 The V shaped Model </text:p>
      <text:p text:style-name="P8">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8">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8"/>
      <text:p text:style-name="P8">Q.4 Compare and contrast it with computer science </text:p>
      <text:p text:style-name="P8">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8"/>
      <text:p text:style-name="P8">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8"><text:tab/></text:p>
      <text:p text:style-name="P8"/>
      <text:p text:style-name="P8"/>
      <text:p text:style-name="P9"><text:span text:style-name="T1"/></text:p>
      <text:p text:style-name="P9"><text:span text:style-name="T1"/></text:p>
      <text:p text:style-name="P9"><text:span text:style-name="T1">Reference:</text:span></text:p>
      <text:list text:style-name="L2">
        <text:list-item>
          <text:list>
            <text:list-item>
              <text:p text:style-name="P18">3)<text:tab/>Fox, Armando; Patterson, David (2014-01-03). Engineering Software as a Service: An Agile Approach Using Cloud Computing (Kindle Locations 2250-2251). Strawberry Canyon LLC. Kindle Edition.</text:p>
            </text:list-item>
            <text:list-item>
              <text:p text:style-name="P19">4)<text:tab/>http://en.wikipedia.org/wiki/Software_engineering</text:p>
            </text:list-item>
          </text:list>
        </text:list-item>
      </text:list>
      <text:p text:style-name="P20"/>
      <text:p text:style-name="P3"/>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2">
        <text:list-item>
          <text:list>
            <text:list-item>
              <text:p text:style-name="P21">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22">WATERFALL MODEL</text:p>
          </table:table-cell>
          <table:table-cell table:style-name="TableCell1">
            <text:p text:style-name="P22">V PROCESS MODEL</text:p>
          </table:table-cell>
        </table:table-row>
        <table:table-row>
          <table:table-cell table:style-name="TableCell1">
            <text:p text:style-name="P23">DEFN: characterized by much of the design being done in advance of coding, completing each phase before going on to the next one.</text:p>
          </table:table-cell>
          <table:table-cell table:style-name="TableCell1">
            <text:p text:style-name="P23">DEFN: the activities in this model are vent into a 'V' shape, with coding at the lower tip of the 'V' : also termed as the verification and validation model.</text:p>
          </table:table-cell>
        </table:table-row>
        <table:table-row>
          <table:table-cell table:style-name="TableCell1">
            <text:p text:style-name="P23">Different phases of the waterfall model are Requirement Gathering and Analysis, Implementation, Testing and Debugging, Delivery, Maintenance.</text:p>
          </table:table-cell>
          <table:table-cell table:style-name="TableCell1">
            <text:p text:style-name="P23">VERIFICATION phases: Requirement analysis, System Design, Architecture Design, Coding.</text:p>
            <text:p text:style-name="P23">VALIDATION phases: Unit testing, Integration testing, System testing, User Acceptance testing.</text:p>
          </table:table-cell>
        </table:table-row>
        <table:table-row>
          <table:table-cell table:style-name="TableCell1">
            <text:p text:style-name="P23">The testing activities are carried out after the development activities are over.</text:p>
          </table:table-cell>
          <table:table-cell table:style-name="TableCell1">
            <text:p text:style-name="P23">Testing activities start with the first stage itself.</text:p>
          </table:table-cell>
        </table:table-row>
        <table:table-row>
          <table:table-cell table:style-name="TableCell1">
            <text:p text:style-name="P23">Oldest model in software development.</text:p>
          </table:table-cell>
          <table:table-cell table:style-name="TableCell1">
            <text:p text:style-name="P23">Extension of the waterfall model.</text:p>
          </table:table-cell>
        </table:table-row>
        <table:table-row>
          <table:table-cell table:style-name="TableCell1">
            <text:p text:style-name="P23">Continuous process</text:p>
          </table:table-cell>
          <table:table-cell table:style-name="TableCell1">
            <text:p text:style-name="P23">Simultaneous process</text:p>
          </table:table-cell>
        </table:table-row>
      </table:table>
      <text:p text:style-name="P24"/>
      <text:list text:style-name="L2">
        <text:list-item>
          <text:list>
            <text:list-item>
              <text:p text:style-name="P21">Describe, compare and contrast the two kinds of Prototype process models.</text:p>
            </text:list-item>
          </text:list>
        </text:list-item>
      </text:list>
      <text:p text:style-name="P24">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22">SPIRAL MODEL</text:p>
          </table:table-cell>
          <table:table-cell table:style-name="TableCell1">
            <text:p text:style-name="P22">RUP MODEL</text:p>
          </table:table-cell>
        </table:table-row>
        <table:table-row>
          <table:table-cell table:style-name="TableCell1">
            <text:p text:style-name="P23">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23">Aimed at guiding software development organizations in their endeavors.</text:p>
            <text:p text:style-name="P23">Has a very well-defined and regular structure, using an object-oriented approach for its description.</text:p>
          </table:table-cell>
        </table:table-row>
        <table:table-row>
          <table:table-cell table:style-name="TableCell1">
            <text:p text:style-name="P25">PROS:</text:p>
            <text:p text:style-name="P25">• Iterations involve the customer before the</text:p>
            <text:p text:style-name="P25">product is completed • Reduces chances of</text:p>
            <text:p text:style-name="P25">misunderstandings • Risk management</text:p>
            <text:p text:style-name="P25">part of lifecycle • Project monitoring is</text:p>
            <text:p text:style-name="P25">easy • Schedule &amp; cost more</text:p>
            <text:p text:style-name="P25">Realistic over time.</text:p>
          </table:table-cell>
          <table:table-cell table:style-name="TableCell1">
            <text:p text:style-name="P25">PROS:</text:p>
            <text:p text:style-name="P25">• Business practices tied to development process • Lots of tools from Rational (now IBM) • Tools support gradual</text:p>
            <text:p text:style-name="P25">improvement of project</text:p>
          </table:table-cell>
        </table:table-row>
        <table:table-row>
          <table:table-cell table:style-name="TableCell1">
            <text:p text:style-name="P25">CONS:</text:p>
            <text:p text:style-name="P25">•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23">CONS:</text:p>
            <text:p text:style-name="P23">•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23">Phases: Determine Objective and Constraints, Evaluate Alternatives. Identity and Resolve Risks, Develop and verify prototype, Plan Next Iteration</text:p>
          </table:table-cell>
          <table:table-cell table:style-name="TableCell1">
            <text:p text:style-name="P23">Phases: Inception, Elaboration, Construction, Transition.</text:p>
          </table:table-cell>
        </table:table-row>
      </table:table>
      <text:p text:style-name="P24"/>
      <text:list text:style-name="L2">
        <text:list-item>
          <text:list>
            <text:list-item>
              <text:p text:style-name="P21">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22">PHASED INCREMENTAL</text:p>
          </table:table-cell>
          <table:table-cell table:style-name="TableCell1">
            <text:p text:style-name="P22">PHASED ITERATIVE</text:p>
          </table:table-cell>
        </table:table-row>
        <table:table-row>
          <table:table-cell table:style-name="TableCell1">
            <text:p text:style-name="P23">The product is designed, implemented and tested incrementally (a little more is added each time) until the product is finished. It involves both development and maintenance.</text:p>
          </table:table-cell>
          <table:table-cell table:style-name="TableCell1">
            <text:p text:style-name="P23">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23">PROS:</text:p>
            <text:list text:style-name="L4">
              <text:list-item>
                <text:p text:style-name="P26">After each iteration, regression testing should be conducted. During this testing, faulty elements of the software can be quickly identified because few changes are made within any single iteration.</text:p>
              </text:list-item>
              <text:list-item>
                <text:p text:style-name="P26">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26">Customer can respond to features and review the product for any needful changes.</text:p>
              </text:list-item>
              <text:list-item>
                <text:p text:style-name="P26">Initial product delivery is faster and costs lower.</text:p>
              </text:list-item>
            </text:list>
          </table:table-cell>
          <table:table-cell table:style-name="TableCell1">
            <text:p text:style-name="P23"><text:s/>PROS:</text:p>
            <text:list text:style-name="L1">
              <text:list-item>
                <text:p text:style-name="P26">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26">In iterative model we are building and improving the product step by step. Hence we can track the defects at early stages. This avoids the downward flow of the defects.</text:p>
              </text:list-item>
              <text:list-item>
                <text:p text:style-name="P26">In iterative model we can get the reliable user feedback. When presenting sketches and blueprints of the product to users for their feedback, we are effectively asking them to imagine how the product will work.</text:p>
              </text:list-item>
              <text:list-item>
                <text:p text:style-name="P26">In iterative model less time is spent on documenting and more time is given for designing.</text:p>
              </text:list-item>
            </text:list>
            <text:p text:style-name="P23"/>
          </table:table-cell>
        </table:table-row>
        <table:table-row>
          <table:table-cell table:style-name="TableCell1">
            <text:p text:style-name="P23">CONS:</text:p>
            <text:list text:style-name="L1">
              <text:list-item>
                <text:p text:style-name="P26">Resulting cost may exceed the cost of the organization.</text:p>
              </text:list-item>
              <text:list-item>
                <text:p text:style-name="P26">As additional functionality is added to the product, problems may arise related to system architecture which were not evident in earlier prototypes.</text:p>
              </text:list-item>
            </text:list>
          </table:table-cell>
          <table:table-cell table:style-name="TableCell1">
            <text:p text:style-name="P23">CONS:</text:p>
            <text:list text:style-name="L1">
              <text:list-item>
                <text:p text:style-name="P26">Each phase of an iteration is rigid with no overlaps</text:p>
              </text:list-item>
              <text:list-item>
                <text:p text:style-name="P26">Costly system architecture or design issues may arise because not all requirements are gathered up front for the entire lifecycle</text:p>
              </text:list-item>
            </text:list>
          </table:table-cell>
        </table:table-row>
        <table:table-row>
          <table:table-cell table:style-name="TableCell1">
            <text:p text:style-name="P23"><text:s/>WHEN TO USE</text:p>
            <text:list text:style-name="L4">
              <text:list-item>
                <text:p text:style-name="P26">This model can be used when the requirements of the complete system are clearly defined and understood.</text:p>
              </text:list-item>
              <text:list-item>
                <text:p text:style-name="P26">Major requirements must be defined; however, some details can evolve with time.</text:p>
              </text:list-item>
              <text:list-item>
                <text:p text:style-name="P26">There is a need to get a product to the market early.</text:p>
              </text:list-item>
              <text:list-item>
                <text:p text:style-name="P26">A new technology is being used</text:p>
              </text:list-item>
              <text:list-item>
                <text:p text:style-name="P26">Resources with needed skill set are not available</text:p>
              </text:list-item>
              <text:list-item>
                <text:p text:style-name="P26">There are some high risk features and goals.</text:p>
              </text:list-item>
            </text:list>
          </table:table-cell>
          <table:table-cell table:style-name="TableCell1">
            <text:p text:style-name="P23">WHEN TO USE:</text:p>
            <text:list text:style-name="L1">
              <text:list-item>
                <text:p text:style-name="P26">Requirements of the complete system are clearly defined and understood.</text:p>
              </text:list-item>
              <text:list-item>
                <text:p text:style-name="P26">When the project is big.</text:p>
              </text:list-item>
              <text:list-item>
                <text:p text:style-name="P26">Major requirements must be defined; however, some details can evolve with time.</text:p>
              </text:list-item>
            </text:list>
          </table:table-cell>
        </table:table-row>
      </table:table>
      <text:p text:style-name="P24"/>
      <text:list text:style-name="L2">
        <text:list-item>
          <text:list>
            <text:list-item>
              <text:p text:style-name="P21">Discuss any connections between these process models and the Agile process model.</text:p>
            </text:list-item>
          </text:list>
        </text:list-item>
      </text:list>
      <text:p text:style-name="P24"/>
      <text:p text:style-name="P27">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29"><text:span text:style-name="T9">ANS. &lt;Question 9&gt;:</text:span></text:p>
      <text:p text:style-name="P30"><text:span text:style-name="T11">Pivotal Tracker URL: </text:span><text:a xlink:type="simple" xlink:href="https://www.pivotaltracker.com/story/show/94021086"><text:span text:style-name="T9">https://www.pivotaltracker.com/story/show/94021086</text:span></text:a></text:p>
      <text:p text:style-name="P29"><text:span text:style-name="T9">Owner Name: Chris Maltzan</text:span></text:p>
      <text:p text:style-name="P29"><text:span text:style-name="T9">Initial Answer:</text:span></text:p>
      <text:p text:style-name="P29"><text:span text:style-name="T7">PART A</text:span></text:p>
      <text:p text:style-name="P29"><text:span text:style-name="T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29"><text:span text:style-name="T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29"><text:span text:style-name="T9">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29"><text:span text:style-name="T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29"><text:span text:style-name="T7">PART B</text:span></text:p>
      <text:p text:style-name="P29"><text:span text:style-name="T9">To create a Google Hangout On Air, one must first visit</text:span><text:a xlink:type="simple" xlink:href="https://plus.google.com/hangouts/onair"><text:span text:style-name="T12">https://plus.google.com/hangouts/onair</text:span></text:a><text:span text:style-name="T9">.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9"><text:span text:style-name="T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29"><text:span text:style-name="T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29"><text:span text:style-name="T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29"><text:span text:style-name="T7">PART C</text:span></text:p>
      <text:p text:style-name="P29"><text:span text:style-name="T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29"><text:span text:style-name="T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29"><text:span text:style-name="T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29"><text:span text:style-name="T7">PART D</text:span></text:p>
      <text:p text:style-name="P29"><text:span text:style-name="T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29"><text:span text:style-name="T9">References:</text:span></text:p>
      <text:p text:style-name="P31"><text:span text:style-name="T9">Google (2015) </text:span><text:span text:style-name="T13">Start a Hangout,</text:span><text:span text:style-name="T14"><text:s/></text:span><text:span text:style-name="T9">Available at:</text:span><text:a xlink:type="simple" xlink:href="https://support.google.com/hangouts/answer/3115553?hl=en"><text:span text:style-name="T15">https://support.google.com/hangouts/answer/3115553?hl=en</text:span></text:a><text:span text:style-name="T9">(Accessed: 5/10/2015).</text:span></text:p>
      <text:p text:style-name="P31"><text:span text:style-name="T9">Google (2015) </text:span><text:span text:style-name="T13">Get started with Hangouts,</text:span><text:span text:style-name="T14"><text:s/></text:span><text:span text:style-name="T9">Available at:</text:span><text:a xlink:type="simple" xlink:href="https://support.google.com/hangouts/answer/2944865?hl=en"><text:span text:style-name="T15">https://support.google.com/hangouts/answer/2944865?hl=en</text:span></text:a><text:span text:style-name="T9">(Accessed: 5/10/2015).</text:span></text:p>
      <text:p text:style-name="P31"><text:span text:style-name="T9">Google (2015) </text:span><text:span text:style-name="T13">The bandwidth setting,</text:span><text:span text:style-name="T14"><text:s/></text:span><text:span text:style-name="T9">Available at:</text:span><text:a xlink:type="simple" xlink:href="https://support.google.com/hangouts/answer/2979333?hl=en"><text:span text:style-name="T15">https://support.google.com/hangouts/answer/2979333?hl=en</text:span></text:a><text:span text:style-name="T9">(Accessed: 5/10/2015).</text:span></text:p>
      <text:p text:style-name="P31"><text:span text:style-name="T9">Google (2015) </text:span><text:span text:style-name="T13">Troubleshoot audio/video issues with video calls,</text:span><text:span text:style-name="T9">Available at:</text:span><text:a xlink:type="simple" xlink:href="https://support.google.com/hangouts/answer/1355579?hl=en"><text:span text:style-name="T15">https://support.google.com/hangouts/answer/1355579?hl=en</text:span></text:a><text:span text:style-name="T16"><text:s/></text:span><text:span text:style-name="T9">(Accessed: 5/10/2015).</text:span></text:p>
      <text:p text:style-name="P31"/>
      <text:p text:style-name="P29"><text:span text:style-name="T9">Collaborators: &lt;Collaborator names&gt;</text:span></text:p>
      <text:p text:style-name="P29"><text:span text:style-name="T9">Collaborator URL: &lt;Hangout on Air URL&gt;</text:span></text:p>
      <text:p text:style-name="P29"><text:span text:style-name="T9">Collaborator Comments:</text:span></text:p>
      <text:p text:style-name="P29"><text:span text:style-name="T9">&lt;Comment, Name&gt;<text:line-break/>&lt;Comment, Name&gt; &lt;etc.&gt;</text:span></text:p>
      <text:p text:style-name="P29"><text:span text:style-name="T9">Updated Answer:</text:span></text:p>
      <text:p text:style-name="P29"><text:span text:style-name="T9">&lt;Updated Answer&gt;</text:span></text:p>
      <text:p text:style-name="P29"><text:span text:style-name="T9">&lt;Additional References&gt;</text:span></text:p>
      <text:p text:style-name="P32"/>
      <text:p text:style-name="P29"><text:span text:style-name="T9">Reviewer: &lt;Reviewer Names&gt;</text:span></text:p>
      <text:p text:style-name="P29"><text:span text:style-name="T9">Review URL: &lt;Hangout on Air URL&gt;</text:span></text:p>
      <text:p text:style-name="P29"><text:span text:style-name="T9">Reviewer Comments:</text:span></text:p>
      <text:p text:style-name="P29"><text:span text:style-name="T9">&lt;Comment, Name&gt;</text:span></text:p>
      <text:p text:style-name="P29"><text:span text:style-name="T9">&lt;Comment, Name&gt; &lt;etc.&gt;</text:span></text:p>
      <text:p text:style-name="P29"><text:span text:style-name="T9">Updated Answer:</text:span></text:p>
      <text:p text:style-name="P29"><text:span text:style-name="T9">&lt;Updated Answer&gt;</text:span></text:p>
      <text:p text:style-name="P29"><text:span text:style-name="T9">&lt;Additional References&gt;</text:span></text:p>
      <text:p text:style-name="P32"/>
      <text:p text:style-name="P29"><text:span text:style-name="T9">Refactors:</text:span></text:p>
      <text:p text:style-name="P29"><text:span text:style-name="T9">&lt;Comment, Name&gt;</text:span></text:p>
      <text:p text:style-name="P29"><text:span text:style-name="T9">&lt;Updated Answer&gt;</text:span></text:p>
      <text:p text:style-name="P29"><text:span text:style-name="T9">&lt;Additional References&gt;</text:span></text:p>
      <text:p text:style-name="P32"/>
      <text:p text:style-name="P29"><text:span text:style-name="T9">&lt;Comment, Name&gt;</text:span></text:p>
      <text:p text:style-name="P29"><text:span text:style-name="T9">&lt;Updated Answer&gt;</text:span></text:p>
      <text:p text:style-name="P29"><text:span text:style-name="T9">&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27"><text:s/>A) Pair programming is practice of two software developers working on the same code simultaneously. One person drives (the driver) the development and the other (the observer) watches and double-checks their work.</text:p>
      <text:p text:style-name="P27"/>
      <text:p text:style-name="P27">B) The advantages are the chances of errors in your code decreases. You end up with more robust and stable code. Also, the developers are forced to be in direct communication and they will share more knowledge with each other including programming idioms.</text:p>
      <text:p text:style-name="P27"/>
      <text:p text:style-name="P27">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27"/>
      <text:p text:style-name="P27">D) Promiscuous pairing is the process of enforcing every developer in your team to pair up. This process increases the overall communications and knowledge of your development teams. Overall, promiscuous pairing is beneficial.</text:p>
      <text:p text:style-name="P27"/>
      <text:p text:style-name="P27">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27"/>
      <text:p text:style-name="P33">Armando Fox, David Patterson (2013) <text:span text:style-name="T17">Engineering Software as a Service: An Agile Approach Using Cloud Computing</text:span>, : Strawberry Canyon LLC.</text:p>
      <text:p text:style-name="P34"/>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23"/>
      <text:p text:style-name="P23">a.Clarity via conciseness</text:p>
      <text:p text:style-name="P23"/>
      <text:p text:style-name="P23"><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35">Programming languages do this two ways. The first is simply offering a syntax that lets programmers express ideas naturally in fewer characters.<text:line-break/>Example:</text:p>
      <text:p text:style-name="P36">assert_greater_than_or_equal_to(a,7)</text:p>
      <text:p text:style-name="P36">a.should be &gt;= 7</text:p>
      <text:p text:style-name="P23"/>
      <text:p text:style-name="P23">The other way to improve clarity is to raise the level of abstraction.</text:p>
      <text:p text:style-name="P23">As computer hardware performance continued to increase, more programmers were willing to delegate tasks to the compiler and runtime system that they formerly performed themselves.</text:p>
      <text:p text:style-name="P36"/>
      <text:p text:style-name="P23">Example:</text:p>
      <text:p text:style-name="P23"><text:s text:c="16"/>Reflection, which allows programs to observe themselves, and metaprogramming, which allows programs to modify their own structure and behavior at runtime.</text:p>
      <text:p text:style-name="P36"/>
      <text:p text:style-name="P23">b.Synthesis<text:line-break/></text:p>
      <text:p text:style-name="P23"><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36"/>
      <text:p text:style-name="P36"><text:line-break/></text:p>
      <text:p text:style-name="P23">c.Reuse</text:p>
      <text:p text:style-name="P23"/>
      <text:p text:style-name="P35">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36"><text:s text:c="2"/></text:p>
      <text:p text:style-name="P35">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36"/>
      <text:p text:style-name="P23">Example:</text:p>
      <text:p text:style-name="P36">Object oriented programming and Design Patterns</text:p>
      <text:p text:style-name="P23"/>
      <text:p text:style-name="P23">d.Automation via Tools</text:p>
      <text:p text:style-name="P23"/>
      <text:p text:style-name="P35">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36"/>
      <text:p text:style-name="P23">Example:</text:p>
      <text:p text:style-name="P36"><text:s text:c="3"/>AutoCAD software .</text:p>
      <text:p text:style-name="P23">Reference: Textbook</text:p>
      <text:p text:style-name="P5"/>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37"><text:span text:style-name="T1">Question 12:</text:span></text:p>
      <text:p text:style-name="P38"><text:span text:style-name="T18">Pivotal Tracker URL:</text:span><text:span text:style-name="T6"><text:s/></text:span><text:a xlink:type="simple" xlink:href="https://www.pivotaltracker.com/n/projects/1339742"><text:span text:style-name="T2">https://www.pivotaltracker.com/n/projects/1339742</text:span></text:a><text:span text:style-name="T6"><text:s/></text:span></text:p>
      <text:p text:style-name="P37"><text:span text:style-name="T1">Owner Name:</text:span><text:s/>Harshal Patil</text:p>
      <text:p text:style-name="P37"><text:span text:style-name="T1">Initial Answer:</text:span></text:p>
      <text:p text:style-name="P37"/>
      <text:list text:style-name="L5">
        <text:list-item>
          <text:p text:style-name="P39">A.<text:tab/>Define ASP and explain why it failed.</text:p>
        </text:list-item>
      </text:list>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text:span text:style-name="T1">Reference:</text:span></text:p>
      <text:list text:style-name="L1">
        <text:list-item>
          <text:p text:style-name="P39">1)<text:tab/>Fox, Armando; Patterson, David (2014-01-03). Engineering Software as a Service: An Agile Approach Using Cloud Computing (Kindle Locations 2250-2251). Strawberry Canyon LLC. Kindle Edition.</text:p>
        </text:list-item>
        <text:list-item>
          <text:p text:style-name="P41"><text:span text:style-name="T6">2)<text:tab/></text:span><text:a xlink:type="simple" xlink:href="http://www.mwdadvisors.com/blog/2009/02/cloud-computing-saas-and-soa-universal.html"><text:span text:style-name="T2">http://www.mwdadvisors.com/blog/2009/02/cloud-computing-saas-and-soa-universal.html</text:span></text:a></text:p>
        </text:list-item>
        <text:list-item>
          <text:p text:style-name="P39">3)<text:tab/>Wikipedia</text:p>
        </text:list-item>
      </text:list>
      <text:p text:style-name="P37"><text:span text:style-name="T1">Collaborators: <text:s/></text:span></text:p>
      <text:list text:style-name="L1">
        <text:list-item>
          <text:p text:style-name="P39">1.<text:tab/>Mithra Singam</text:p>
        </text:list-item>
        <text:list-item>
          <text:p text:style-name="P39">2.<text:tab/>Vishnu Ravindra</text:p>
        </text:list-item>
        <text:list-item>
          <text:p text:style-name="P39">3.<text:tab/>Vaibhav</text:p>
        </text:list-item>
        <text:list-item>
          <text:p text:style-name="P39">4.<text:tab/>Harshal Patil</text:p>
        </text:list-item>
        <text:list-item>
          <text:p text:style-name="P39">5.<text:tab/>Matthew</text:p>
        </text:list-item>
        <text:list-item>
          <text:p text:style-name="P39">6.<text:tab/>Gokhan</text:p>
        </text:list-item>
        <text:list-item>
          <text:p text:style-name="P39">7.<text:tab/>Ashok</text:p>
        </text:list-item>
      </text:list>
      <text:p text:style-name="P37"/>
      <text:p text:style-name="P38"><text:span text:style-name="T18">Collaborator URL:</text:span><text:span text:style-name="T6"><text:s text:c="2"/></text:span><text:a xlink:type="simple" xlink:href="https://www.youtube.com/watch?v=3MfTLUA-YXI"><text:span text:style-name="T2">https://www.youtube.com/watch?v=3MfTLUA-YXI</text:span></text:a></text:p>
      <text:p text:style-name="P37"/>
      <text:p text:style-name="P37"><text:span text:style-name="T1">Collaborator Comments:</text:span></text:p>
      <text:list text:style-name="L2">
        <text:list-item>
          <text:p text:style-name="P39">1.<text:tab/>Name: Gokhan</text:p>
          <text:list>
            <text:list-item>
              <text:p text:style-name="P42">a.<text:tab/>Comment: Elaborate the answers for question E.</text:p>
            </text:list-item>
          </text:list>
        </text:list-item>
      </text:list>
      <text:p text:style-name="P37"/>
      <text:p text:style-name="P37"><text:span text:style-name="T1">Reviewer Comments: </text:span></text:p>
      <text:list text:style-name="L2">
        <text:list-item>
          <text:list>
            <text:list-item>
              <text:p text:style-name="P42">1.<text:tab/>BuDeals Team</text:p>
            </text:list-item>
          </text:list>
        </text:list-item>
      </text:list>
      <text:p text:style-name="P43">No comments.</text:p>
      <text:p text:style-name="P37"/>
      <text:p text:style-name="P38"><text:span text:style-name="T18">Reviewer URL: </text:span><text:a xlink:type="simple" xlink:href="https://www.youtube.com/watch?v=yY265jK74yE&amp;feature=youtu.be%22%20%5Ct%20%22_blank"><text:span text:style-name="T2">https://www.youtube.com/watch?v=yY265jK74yE&amp;feature=youtu.be</text:span></text:a></text:p>
      <text:p text:style-name="P37"/>
      <text:p text:style-name="P37"/>
      <text:p text:style-name="P37"><text:span text:style-name="T1">Updated Answer:</text:span></text:p>
      <text:p text:style-name="P37">A.Define ASP and explain why it failed.</text:p>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text:span text:style-name="T1"/></text:p>
      <text:p text:style-name="P37"><text:span text:style-name="T1">Reference:</text:span></text:p>
      <text:list text:style-name="L2">
        <text:list-item>
          <text:list>
            <text:list-item>
              <text:p text:style-name="P42">4)<text:tab/>Fox, Armando; Patterson, David (2014-01-03). Engineering Software as a Service: An Agile Approach Using Cloud Computing (Kindle Locations 2250-2251). Strawberry Canyon LLC. Kindle Edition.</text:p>
            </text:list-item>
            <text:list-item>
              <text:p text:style-name="P42">5)<text:tab/>http://www.mwdadvisors.com/blog/2009/02/cloud-computing-saas-and-soa-universal.html</text:p>
            </text:list-item>
            <text:list-item>
              <text:p text:style-name="P42">6)<text:tab/>Wikipedia</text:p>
            </text:list-item>
          </text:list>
        </text:list-item>
      </text:list>
      <text:p text:style-name="P3"/>
      <text:p text:style-name="P37"><text:span text:style-name="T1">Question 12:</text:span></text:p>
      <text:p text:style-name="P38"><text:span text:style-name="T18">Pivotal Tracker URL:</text:span><text:span text:style-name="T6"><text:s/></text:span><text:a xlink:type="simple" xlink:href="https://www.pivotaltracker.com/n/projects/1339742"><text:span text:style-name="T2">https://www.pivotaltracker.com/n/projects/1339742</text:span></text:a><text:span text:style-name="T6"><text:s/></text:span></text:p>
      <text:p text:style-name="P37"><text:span text:style-name="T1">Owner Name:</text:span><text:s/>Harshal Patil</text:p>
      <text:p text:style-name="P37"><text:span text:style-name="T1">Initial Answer:</text:span></text:p>
      <text:p text:style-name="P37"/>
      <text:list text:style-name="L5">
        <text:list-item>
          <text:p text:style-name="P39">A.<text:tab/>Define ASP and explain why it failed.</text:p>
        </text:list-item>
      </text:list>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text:span text:style-name="T1">Reference:</text:span></text:p>
      <text:list text:style-name="L1">
        <text:list-item>
          <text:p text:style-name="P39">1)<text:tab/>Fox, Armando; Patterson, David (2014-01-03). Engineering Software as a Service: An Agile Approach Using Cloud Computing (Kindle Locations 2250-2251). Strawberry Canyon LLC. Kindle Edition.</text:p>
        </text:list-item>
        <text:list-item>
          <text:p text:style-name="P41"><text:span text:style-name="T6">2)<text:tab/></text:span><text:a xlink:type="simple" xlink:href="http://www.mwdadvisors.com/blog/2009/02/cloud-computing-saas-and-soa-universal.html"><text:span text:style-name="T2">http://www.mwdadvisors.com/blog/2009/02/cloud-computing-saas-and-soa-universal.html</text:span></text:a></text:p>
        </text:list-item>
        <text:list-item>
          <text:p text:style-name="P39">3)<text:tab/>Wikipedia</text:p>
        </text:list-item>
      </text:list>
      <text:p text:style-name="P37"><text:span text:style-name="T1">Collaborators: <text:s/></text:span></text:p>
      <text:list text:style-name="L1">
        <text:list-item>
          <text:p text:style-name="P39">1.<text:tab/>Mithra Singam</text:p>
        </text:list-item>
        <text:list-item>
          <text:p text:style-name="P39">2.<text:tab/>Vishnu Ravindra</text:p>
        </text:list-item>
        <text:list-item>
          <text:p text:style-name="P39">3.<text:tab/>Vaibhav</text:p>
        </text:list-item>
        <text:list-item>
          <text:p text:style-name="P39">4.<text:tab/>Harshal Patil</text:p>
        </text:list-item>
        <text:list-item>
          <text:p text:style-name="P39">5.<text:tab/>Matthew</text:p>
        </text:list-item>
        <text:list-item>
          <text:p text:style-name="P39">6.<text:tab/>Gokhan</text:p>
        </text:list-item>
        <text:list-item>
          <text:p text:style-name="P39">7.<text:tab/>Ashok</text:p>
        </text:list-item>
      </text:list>
      <text:p text:style-name="P37"/>
      <text:p text:style-name="P38"><text:span text:style-name="T18">Collaborator URL:</text:span><text:span text:style-name="T6"><text:s text:c="2"/></text:span><text:a xlink:type="simple" xlink:href="https://www.youtube.com/watch?v=3MfTLUA-YXI"><text:span text:style-name="T2">https://www.youtube.com/watch?v=3MfTLUA-YXI</text:span></text:a></text:p>
      <text:p text:style-name="P37"/>
      <text:p text:style-name="P37"><text:span text:style-name="T1">Collaborator Comments:</text:span></text:p>
      <text:list text:style-name="L2">
        <text:list-item>
          <text:p text:style-name="P39">1.<text:tab/>Name: Gokhan</text:p>
          <text:list>
            <text:list-item>
              <text:p text:style-name="P42">a.<text:tab/>Comment: Elaborate the answers for question E.</text:p>
            </text:list-item>
          </text:list>
        </text:list-item>
      </text:list>
      <text:p text:style-name="P37"/>
      <text:p text:style-name="P37"><text:span text:style-name="T1">Reviewer Comments: </text:span></text:p>
      <text:list text:style-name="L2">
        <text:list-item>
          <text:list>
            <text:list-item>
              <text:p text:style-name="P42">1.<text:tab/>BuDeals Team</text:p>
            </text:list-item>
          </text:list>
        </text:list-item>
      </text:list>
      <text:p text:style-name="P43">No comments.</text:p>
      <text:p text:style-name="P37"/>
      <text:p text:style-name="P38"><text:span text:style-name="T18">Reviewer URL: </text:span><text:a xlink:type="simple" xlink:href="https://www.youtube.com/watch?v=yY265jK74yE&amp;feature=youtu.be%22%20%5Ct%20%22_blank"><text:span text:style-name="T2">https://www.youtube.com/watch?v=yY265jK74yE&amp;feature=youtu.be</text:span></text:a></text:p>
      <text:p text:style-name="P37"/>
      <text:p text:style-name="P37"/>
      <text:p text:style-name="P37"><text:span text:style-name="T1">Updated Answer:</text:span></text:p>
      <text:p text:style-name="P37">A.Define ASP and explain why it failed.</text:p>
      <text:p text:style-name="P37">An application service provider (ASP) is defined as an enterprise that delivers application functionality and associated services across a network to multiple customers using a rental or usage-based transaction-pricing model.</text:p>
      <text:p text:style-name="P37">ASP is a failed model because it lacks scalability for the vendor, there is too much customization, generally a single Revenue Model, no inbuilt aggregation of data, and no network effect data to collect and aggregate.</text:p>
      <text:p text:style-name="P40">B. Define Saas <text:tab/></text:p>
      <text:p text:style-name="P37">Software as a Service (SaaS) is a software distribution model in which applications are hosted by a vendor or service provider and made available to customers over a network, typically the Internet.</text:p>
      <text:p text:style-name="P37">C. Define Soa</text:p>
      <text:p text:style-name="P37">Service-Oriented Architecture (SOA) is an architectural style that supports service-orientation. Service-orientation is a way of thinking in terms of services and service-based development and the outcomes of services.</text:p>
      <text:p text:style-name="P37">D. Define Cloud Computing </text:p>
      <text:p text:style-name="P37">The practice of using a network of remote servers hosted on the Internet to store, manage, and process data, rather than a local server or a personal computer.</text:p>
      <text:p text:style-name="P37">E. Describe the relationships among each of the above.</text:p>
      <text:p text:style-name="P37"><text:s/>Namely, that the link between cloud computing ,Saas, Asp and SOA has multiple angles.</text:p>
      <text:p text:style-name="P37"/>
      <text:p text:style-name="P3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7"/>
      <text:p text:style-name="P3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7"/>
      <text:p text:style-name="P3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7"/>
      <text:p text:style-name="P37">Back in 2006 I was doing some research for an event that we were considering running on “IT Sourcing in the 21st Century”. As part of trying to work out what might be in scope and what might be out of scope, I drew this picture:</text:p>
      <text:p text:style-name="P37"/>
      <text:p text:style-name="P37"/>
      <text:p text:style-name="P37"/>
      <text:p text:style-name="P3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7"/>
      <text:p text:style-name="P3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7"/>
      <text:p text:style-name="P3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7"/>
      <text:p text:style-name="P3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7"/>
      <text:p text:style-name="P37">F. Why has SaaS become so successful </text:p>
      <text:p text:style-name="P3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7">Hence Saas is considered the future technology and that is why successful.</text:p>
      <text:p text:style-name="P37"/>
      <text:p text:style-name="P37"/>
      <text:p text:style-name="P37"><text:span text:style-name="T1">Reference:</text:span></text:p>
      <text:list text:style-name="L2">
        <text:list-item>
          <text:list>
            <text:list-item>
              <text:p text:style-name="P42">4)<text:tab/>Fox, Armando; Patterson, David (2014-01-03). Engineering Software as a Service: An Agile Approach Using Cloud Computing (Kindle Locations 2250-2251). Strawberry Canyon LLC. Kindle Edition.</text:p>
            </text:list-item>
            <text:list-item>
              <text:p text:style-name="P42">5)<text:tab/>http://www.mwdadvisors.com/blog/2009/02/cloud-computing-saas-and-soa-universal.html</text:p>
            </text:list-item>
            <text:list-item>
              <text:p text:style-name="P42">6)<text:tab/>Wikipedia</text:p>
            </text:list-item>
          </text:list>
        </text:list-item>
      </text:list>
      <text:p text:style-name="P3"/>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3"/>
      <text:p text:style-name="P3"/>
      <text:p text:style-name="P3"/>
      <text:p text:style-name="P3"/>
      <text:p text:style-name="P2">&lt;Question #14&gt;: <text:s/></text:p>
      <text:p text:style-name="P3">Pivotal Tracker URL: <text:a xlink:type="simple" xlink:href="https://www.pivotaltracker.com/story/show/94020778">https://www.pivotaltracker.com/story/show/94020778</text:a></text:p>
      <text:p text:style-name="P3">Owner Name: <text:s/>Aditya Tungaturthi</text:p>
      <text:p text:style-name="P3">Initial Answer:</text:p>
      <text:p text:style-name="P23"/>
      <text:list text:style-name="L6">
        <text:list-item>
          <text:p text:style-name="P26">D: The software implementation layer consists of the Actual Working Code, Active Record, Template View,Transformation View, Data Mapper and REST.</text:p>
        </text:list-item>
        <text:list-item>
          <text:p text:style-name="P26"/>
        </text:list-item>
      </text:list>
      <text:p text:style-name="P44"><text:span text:style-name="T9">As with other software patterns, MVC expresses the "core of the solution" to a problem while allowing it to be adapted for each system.Particular MVC architectures can vary significantly from the traditional description here.</text:span></text:p>
      <text:p text:style-name="P45"><text:span text:style-name="T9">The central component of MVC, the </text:span><text:span text:style-name="T13">model</text:span><text:span text:style-name="T9">, captures the behavior of the application in terms of its </text:span><text:span text:style-name="T19">problem domain</text:span><text:span text:style-name="T9">, independent of the user interface.The model directly manages the data, logic and rules of the application. A </text:span><text:span text:style-name="T13">view </text:span><text:span text:style-name="T9">can be any output representation of information, such as a chart or a diagram; multiple views of the same information are possible, such as a bar chart for management and a tabular view for accountants. The third part, the </text:span><text:span text:style-name="T13">controller</text:span><text:span text:style-name="T9">, accepts input and converts it to commands for the model or view.</text:span></text:p>
      <text:p text:style-name="P46"><text:span text:style-name="T7">Interactions</text:span></text:p>
      <text:p text:style-name="P45"><text:span text:style-name="T9">In addition to dividing the application into three kinds of components, the model–view–controller design defines the interactions between them.</text:span></text:p>
      <text:list text:style-name="L4">
        <text:list-item>
          <text:p text:style-name="P47"><text:span text:style-name="T9">A </text:span><text:span text:style-name="T7">controller</text:span><text:span text:style-name="T9">can send commands to the model to update the model's state (e.g., editing a document). It can also send commands to its associated view to change the view's presentation of the model (e.g., by scrolling through a document).</text:span></text:p>
        </text:list-item>
        <text:list-item>
          <text:p text:style-name="P47"><text:span text:style-name="T9">A </text:span><text:span text:style-name="T7">model </text:span><text:span text:style-name="T9">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19">poll <text:s/></text:span><text:span text:style-name="T9">the model for updates rather than being notified.</text:span></text:p>
        </text:list-item>
        <text:list-item>
          <text:p text:style-name="P47"><text:span text:style-name="T9">A</text:span><text:span text:style-name="T7"><text:s/>view </text:span><text:span text:style-name="T9">requests information from the model that it uses to generate an output representation to the user.</text:span></text:p>
        </text:list-item>
      </text:list>
      <text:p text:style-name="P48"/>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ferences: TextBook</text:p>
      <text:p text:style-name="P5"/>
      <text:p text:style-name="P3">Collaborators: <text:s/>BU NoticeI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20">Pipes-and-Filter:</text:span></text:p>
      <text:p text:style-name="P49"><text:span text:style-name="T1">a)Illustration:</text:span><text:span text:style-name="T21"><text:s/></text:span></text:p>
      <text:p text:style-name="P49">The <text:span text:style-name="T17">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49">b)<text:span text:style-name="T1">Where it is used:</text:span></text:p>
      <text:p text:style-name="P49"><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49">c)<text:span text:style-name="T1"><text:s/>Advantages :</text:span></text:p>
      <text:list text:style-name="L7">
        <text:list-item>
          <text:list>
            <text:list-item>
              <text:list>
                <text:list-item>
                  <text:list>
                    <text:list-item>
                      <text:list>
                        <text:list-item>
                          <text:p text:style-name="P50">Filters stand alone and can be treated as black boxes</text:p>
                        </text:list-item>
                        <text:list-item>
                          <text:p text:style-name="P50">Filters interact with other components in limited ways. </text:p>
                        </text:list-item>
                        <text:list-item>
                          <text:p text:style-name="P50">Filters interact with other components in limited ways. </text:p>
                        </text:list-item>
                      </text:list>
                    </text:list-item>
                  </text:list>
                </text:list-item>
              </text:list>
            </text:list-item>
          </text:list>
        </text:list-item>
      </text:list>
      <text:p text:style-name="P2"><text:span text:style-name="T1"><text:s text:c="55"/>Disadvantages:</text:span></text:p>
      <text:list text:style-name="L8">
        <text:list-item>
          <text:p text:style-name="P51">Because the problem is decomposed into sequential steps, a batch mentality is encouraged. It is difficult to create entire interactive applications using this style.</text:p>
        </text:list-item>
        <text:list-item>
          <text:p text:style-name="P51"><text:span text:style-name="T22">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20">Client-Server:</text:span><text:span text:style-name="T2"><text:s/></text:span></text:p>
      <text:p text:style-name="P52"><text:span text:style-name="T1"><text:s/></text:span></text:p>
      <text:p text:style-name="P53"><text:span text:style-name="T1"><text:s/>a)Illustration:</text:span></text:p>
      <text:p text:style-name="P53">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7">client</text:span></text:a> or a <text:a xlink:type="simple" xlink:href="http://www.webopedia.com/TERM/S/server.html"><text:span text:style-name="T17">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7">file servers</text:span></text:a>), <text:a xlink:type="simple" xlink:href="http://www.webopedia.com/TERM/P/printer.html">printers</text:a> (<text:a xlink:type="simple" xlink:href="http://www.webopedia.com/TERM/S/server.html"><text:span text:style-name="T17">print servers</text:span></text:a>), or network <text:a xlink:type="simple" xlink:href="http://www.webopedia.com/TERM/T/traffic.html">traffic</text:a> (<text:a xlink:type="simple" xlink:href="http://www.webopedia.com/TERM/N/network.html"><text:span text:style-name="T17">network</text:span></text:a><text:span text:style-name="T17"> </text:span><text:a xlink:type="simple" xlink:href="http://www.webopedia.com/TERM/S/server.html"><text:span text:style-name="T17">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53">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53"/>
      <text:p text:style-name="P53">c) <text:span text:style-name="T1">Disadvantage</text:span>: Stand alone failure as if the server crashes, the entire application is affected. It’s called the single point of failure.</text:p>
      <text:p text:style-name="P53"><text:s text:c="4"/><text:span text:style-name="T1">Advantage: </text:span>Multiple requests could be handled by the system, as many clients could contact the main server workstation in parallel.</text:p>
      <text:p text:style-name="P52"/>
      <text:p text:style-name="P52"><text:span text:style-name="T20">Links Used: </text:span>http://www.webopedia.com/TERM/C/client_server_architecture.<text:span text:style-name="T1">html</text:span></text:p>
      <text:p text:style-name="P53"/>
      <text:p text:style-name="P3"><text:span text:style-name="T20">Peer-to-Peer:</text:span></text:p>
      <text:p text:style-name="P53">a)<text:span text:style-name="T1">Illustration:</text:span>abbreviated <text:span text:style-name="T17">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8">
        <text:list-item>
          <text:p text:style-name="P51">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51">It is also used in Instant Messaging which allows users to chat via text messages in real time.</text:p>
        </text:list-item>
      </text:list>
      <text:p text:style-name="P3"><text:span text:style-name="T1"><text:s text:c="18"/><text:tab/>c)Disadvantage:</text:span></text:p>
      <text:list text:style-name="L7">
        <text:list-item>
          <text:list>
            <text:list-item>
              <text:list>
                <text:list-item>
                  <text:list>
                    <text:list-item>
                      <text:list>
                        <text:list-item>
                          <text:p text:style-name="P50">Peer-to-peer networks are generally simpler, but they usually do not offer the same performance under heavy <text:a xlink:type="simple" xlink:href="http://www.webopedia.com/TERM/L/load.html">loads</text:a>.</text:p>
                        </text:list-item>
                        <text:list-item>
                          <text:p text:style-name="P50">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53"><text:span text:style-name="T1">Advantage:</text:span></text:p>
      <text:p text:style-name="P53">Generally, P2P networks are used for sharing files</text:p>
      <text:p text:style-name="P3"><text:span text:style-name="T1"><text:s text:c="27"/></text:span><text:span text:style-name="T20">Links Used:</text:span><text:span text:style-name="T2"><text:s text:c="28"/></text:span></text:p>
      <text:list text:style-name="L9">
        <text:list-item>
          <text:list>
            <text:list-item>
              <text:list>
                <text:list-item>
                  <text:list>
                    <text:list-item>
                      <text:p text:style-name="P54">Link:http://www.webopedia.com/TERM/C/client_server_architecture.html</text:p>
                    </text:list-item>
                    <text:list-item>
                      <text:p text:style-name="P54">Link:http://www.webopedia.com/TERM/C/client_server_architecture.html</text:p>
                    </text:list-item>
                  </text:list>
                </text:list-item>
              </text:list>
            </text:list-item>
          </text:list>
        </text:list-item>
      </text:list>
      <text:p text:style-name="P3"/>
      <text:p text:style-name="P3"><text:span text:style-name="T20">Layered:</text:span></text:p>
      <text:p text:style-name="P53">a)A technique used in designing computer software, hardware, and communications in which system or network components are isolated inlayers so that changes can be made in one layer without affecting the others.</text:p>
      <text:p text:style-name="P53">b)<text:span text:style-name="T1">where it is used:</text:span></text:p>
      <text:list text:style-name="L10">
        <text:list-item>
          <text:list>
            <text:list-item>
              <text:list>
                <text:list-item>
                  <text:list>
                    <text:list-item>
                      <text:p text:style-name="P54">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3"/>
      <text:p text:style-name="P53">c)<text:span text:style-name="T1">Advantages:</text:span></text:p>
      <text:list text:style-name="L4">
        <text:list-item>
          <text:p text:style-name="P51">Layered architecture increases flexibility, maintainability, and scalability. </text:p>
        </text:list-item>
        <text:list-item>
          <text:p text:style-name="P51">Multiple applications can reuse the components.</text:p>
        </text:list-item>
      </text:list>
      <text:p text:style-name="P53"><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28"><text:span text:style-name="T10">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55"><text:span text:style-name="T1">Question 16:</text:span></text:p>
      <text:p text:style-name="P56"><text:span text:style-name="T3">Pivotal Tracker URL:</text:span><text:span text:style-name="T4"><text:s/></text:span><text:span text:style-name="T2">https://www.pivotaltracker.com/story/show/94020700</text:span></text:p>
      <text:p text:style-name="P57"><text:span text:style-name="T3">Owner Name:</text:span><text:span text:style-name="T4"><text:s/></text:span>Gokhan Kilic</text:p>
      <text:p text:style-name="P58"><text:span text:style-name="T1">Initial Answer:</text:span></text:p>
      <text:p text:style-name="P59"><text:span text:style-name="T3">a)</text:span><text:span text:style-name="T23"><text:s/></text:span>The Hypertext Transfer Protocol (HTTP) is an application protocol for distributed, collaborative, hypermedia information systems. HTTP is the foundation of data communication for the World Wide Web.</text:p>
      <text:p text:style-name="P59">Hypertext is structured text that uses logical links (hyperlinks) between nodes containing text. HTTP is the protocol to exchange or transfer hypertext.</text:p>
      <text:p text:style-name="P59">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59">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59">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59">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59"/>
      <text:p text:style-name="P59"/>
      <text:p text:style-name="P59"><text:span text:style-name="T3">b)</text:span><text:span text:style-name="T23"><text:s/></text:span>Definition: The IP address 127.0.0.1 is a special purpose address reserved for use on each computer. 127.0.0.1 is conventionally a computer's loopback address.</text:p>
      <text:p text:style-name="P59"/>
      <text:p text:style-name="P59">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59">Though technically not in a private IP address range, all of the addresses 127.0.0.1 up to 127.255.255.255 are reserved for loopback, but 127.0.0.1 is by convention the loopback address in almost all cases.[5]</text:p>
      <text:p text:style-name="P59"/>
      <text:p text:style-name="P59"><text:span text:style-name="T3">c)</text:span><text:span text:style-name="T23"><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59">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59">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59">The ports used for Web servers are: 80 for http or 443 for https (secure) connections. [5]</text:p>
      <text:p text:style-name="P59"/>
      <text:p text:style-name="P59"><text:span text:style-name="T3">d) </text:span>URL stands for Uniform Resource Locator, and is used to specify addresses on the<text:span text:style-name="T24"> </text:span>World Wide Web. A URL is the fundamental network identification for any resource connected to the web (e.g., hypertext pages, images, and sound files).</text:p>
      <text:p text:style-name="P59">URLs have the following format:</text:p>
      <text:p text:style-name="P60"><text:s text:c="2"/>protocol://hostname/other_information</text:p>
      <text:p text:style-name="P61">For example, the URL for Indiana University's home page is:</text:p>
      <text:p text:style-name="P62"><text:span text:style-name="T24"><text:s text:c="2"/></text:span><text:span text:style-name="T2">http://www.indiana.edu/</text:span></text:p>
      <text:p text:style-name="P63">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63"/>
      <text:p text:style-name="P63"><text:span text:style-name="T3">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63">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63">The following figure shows a basic use of DNS, which is finding the IP address of a computer based on its name.[8]<text:span text:style-name="T25"><text:line-break/><text:line-break/></text:span>If we don’t use DNS, we can still use the internet, but everything will be harder to nagigate to and from, DNS is aimed towards human practicality, which simplifies the process by giving meaning to number addresses. [4]</text:p>
      <text:p text:style-name="P64"/>
      <text:p text:style-name="P63"><text:span text:style-name="T3">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65"><text:span text:style-name="T1">Reference:</text:span></text:p>
      <text:p text:style-name="P66">RFC 1122, Requirements for Internet Hosts – Communication Layers, R. Braden (ed.), October 1989.</text:p>
      <text:p text:style-name="P66">RFC 1123, Requirements for Internet Hosts – Application and Support, R. Braden (ed.), October 1989</text:p>
      <text:p text:style-name="P66">RFC 1034, Domain Names - Concepts and Facilities, P. Mockapetris, The Internet Society (November 1987)</text:p>
      <text:p text:style-name="P66">Fox, Armando; Patterson, David (2014-01-03). Engineering Software as a Service: An Agile Approach Using Cloud Computing (Kindle Locations 2250-2251). Strawberry Canyon LLC. Kindle Edition.</text:p>
      <text:p text:style-name="P67"><text:span text:style-name="T6">“127.0.0.1” </text:span><text:span text:style-name="T2">http://compnetworking.about.com/od/workingwithipaddresses/g/127_0_0_1_def.htm</text:span></text:p>
      <text:p text:style-name="P66">Postel, John. "RFC 793". Retrieved 29 June 2012.</text:p>
      <text:p text:style-name="P66">ARCHIVED: What is a URL? “<text:span text:style-name="T26">https://kb.iu.edu/d/adnz</text:span>”</text:p>
      <text:p text:style-name="P68">“DNS defined” https://technet.microsoft.com/en-us/library/cc787920%28v=ws.10%29.aspx</text:p>
      <text:p text:style-name="P65"><text:span text:style-name="T1">Collaborators: <text:s/></text:span></text:p>
      <text:p text:style-name="P69">Mithra Singam</text:p>
      <text:p text:style-name="P69">Vishnu Ravindra</text:p>
      <text:p text:style-name="P69">Vaibhav Khandelwal</text:p>
      <text:p text:style-name="P69">Harshal P. Patil</text:p>
      <text:p text:style-name="P69">Matthew Matyus</text:p>
      <text:p text:style-name="P69">Gokhan Kilic</text:p>
      <text:p text:style-name="P69">Ashok Teja</text:p>
      <text:p text:style-name="P2"/>
      <text:p text:style-name="P70"><text:span text:style-name="T27">Collaborator URL:</text:span><text:span text:style-name="T28"><text:s text:c="2"/></text:span><text:span text:style-name="T2">https://youtu.be/yY265jK74yE</text:span><text:span text:style-name="T29"> </text:span></text:p>
      <text:p text:style-name="P2"/>
      <text:p text:style-name="P71"><text:span text:style-name="T1">Collaborator Comments: Democratic Initiatives </text:span><text:span text:style-name="T6"><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55"><text:span text:style-name="T1">Question 17:</text:span></text:p>
      <text:p text:style-name="P72"><text:span text:style-name="T3">Pivotal Tracker URL</text:span><text:span text:style-name="T4">: </text:span><text:span text:style-name="T2">https://www.pivotaltracker.com/story/show/94020658</text:span></text:p>
      <text:p text:style-name="P65"><text:span text:style-name="T1">Owner Name: Gokhan Kilic</text:span></text:p>
      <text:p text:style-name="P58"><text:span text:style-name="T1">Initial Answer:</text:span></text:p>
      <text:p text:style-name="P73">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73"><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73">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0"><text:line-break/><text:line-break/></text:span>Example : Note that query strings (name/value pairs) is sent in the URL of a GET request:<text:span text:style-name="T30"><text:line-break/></text:span></text:p>
      <text:p text:style-name="P74"><text:span text:style-name="T10"><text:s text:c="2"/></text:span>/test/demo_form.asp?name1=value1&amp;name2=value2</text:p>
      <text:p text:style-name="P75">-&gt;Note that query strings (name/value pairs) is sent in the URL of a GET request.</text:p>
      <text:p text:style-name="P73"><text:span text:style-name="T30"><text:line-break/></text:span><text:span text:style-name="T1">PUT:</text:span><text:s/>PUT is most-often utilized for update capabilities, PUT-ing to a known resource URI with the request body containing the newly-updated representation of the original resource.</text:p>
      <text:p text:style-name="P73">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0"><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73">On successful creation, return HTTP status 201, returning a Location header with a link to the newly-created resource with the 201 HTTP status.</text:p>
      <text:p text:style-name="P73">POST is neither safe nor idempotent. It is therefore recommended for non-idempotent resource requests. Making two identical POST requests will most-likely result in two resources containing the same information.<text:span text:style-name="T30"><text:line-break/><text:line-break/></text:span>Example: Note that query strings (name/value pairs) is sent in the URL of a GET request:<text:span text:style-name="T30"><text:line-break/></text:span></text:p>
      <text:p text:style-name="P74"><text:span text:style-name="T10"><text:s text:c="2"/></text:span>POST /test/demo_form.asp HTTP/1.1<text:span text:style-name="T31"><text:line-break/></text:span><text:s text:c="2"/>Host: w3schools.com<text:span text:style-name="T31"><text:line-break/></text:span><text:s text:c="2"/>name1=value1&amp;name2=value2<text:span text:style-name="T31"><text:line-break/></text:span></text:p>
      <text:p text:style-name="P73"><text:span text:style-name="T1">DELETE: </text:span>DELETE is used to delete a resource identified by a URI.</text:p>
      <text:p text:style-name="P73">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73">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73">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0"><text:line-break/></text:span></text:p>
      <text:p text:style-name="P59"><text:span text:style-name="T3">b)</text:span><text:span text:style-name="T23"><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76"/>
      <text:p text:style-name="P77"><text:span text:style-name="T17">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73"/>
      <text:p text:style-name="P57"><text:span text:style-name="T3">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57"><text:span text:style-name="T3">d)</text:span><text:span text:style-name="T23"><text:s/></text:span>The class attribute specifies one or more class names for an element. The class attribute is mostly used to point to a class in a style sheet.[11]<text:line-break/><text:line-break/>Syntax:</text:p>
      <text:p text:style-name="P59">&lt;element class="classname"&gt;<text:line-break/><text:line-break/>Example:</text:p>
      <table:table table:name="Table4" table:style-name="Table1">
        <table:table-column table:style-name="TableColumn1"/>
        <table:table-row>
          <table:table-cell table:style-name="TableCell1">
            <text:p text:style-name="P78"><text:span text:style-name="T32">&lt;</text:span><text:span text:style-name="T33">h1</text:span> <text:span text:style-name="T34">class=</text:span><text:span text:style-name="T35">"intro"</text:span><text:span text:style-name="T32">&gt;</text:span>Header 1<text:span text:style-name="T32">&lt;</text:span><text:span text:style-name="T33">/h1</text:span><text:span text:style-name="T32">&gt;</text:span><text:span text:style-name="T30"><text:line-break/></text:span><text:span text:style-name="T32">&lt;</text:span><text:span text:style-name="T33">p</text:span><text:span text:style-name="T32">&gt;</text:span>A paragraph.<text:span text:style-name="T32">&lt;</text:span><text:span text:style-name="T33">/p</text:span><text:span text:style-name="T32">&gt;</text:span><text:span text:style-name="T30"><text:line-break/></text:span><text:span text:style-name="T32">&lt;</text:span><text:span text:style-name="T33">p</text:span> <text:span text:style-name="T34">class=</text:span><text:span text:style-name="T35">"important"</text:span><text:span text:style-name="T32">&gt;</text:span>Note that this is an important paragraph. :)<text:span text:style-name="T32">&lt;</text:span><text:span text:style-name="T33">/p</text:span><text:span text:style-name="T32">&gt;</text:span></text:p>
          </table:table-cell>
        </table:table-row>
      </table:table>
      <text:p text:style-name="P59"/>
      <text:p text:style-name="P59"/>
      <text:p text:style-name="P59"/>
      <text:p text:style-name="P57"><text:span text:style-name="T3">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57">The element selector selects elements based on the element name.<text:line-break/><text:line-break/><text:span text:style-name="T36">p </text:span><text:span text:style-name="T37">{</text:span><text:line-break/><text:span text:style-name="T37">    </text:span><text:span text:style-name="T38">text-align:</text:span><text:span text:style-name="T39"> center;</text:span><text:line-break/><text:span text:style-name="T37">    </text:span><text:span text:style-name="T38">color:</text:span><text:span text:style-name="T39"> red;</text:span><text:line-break/><text:span text:style-name="T37">}</text:span><text:line-break/><text:line-break/><text:span text:style-name="T1">The id Selector</text:span></text:p>
      <text:p text:style-name="P57">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79"><text:span text:style-name="T33">#para1 </text:span><text:span text:style-name="T40">{</text:span><text:span text:style-name="T41"><text:line-break/></text:span><text:span text:style-name="T40">    </text:span>text-align:<text:span text:style-name="T35"> center;</text:span><text:span text:style-name="T41"><text:line-break/></text:span><text:span text:style-name="T40">    </text:span>color:<text:span text:style-name="T35"> red;</text:span><text:span text:style-name="T41"><text:line-break/></text:span><text:span text:style-name="T40">}</text:span></text:p>
      <text:p text:style-name="P80"/>
      <text:p text:style-name="P57"><text:span text:style-name="T1">The class Selector</text:span></text:p>
      <text:p text:style-name="P57">The class selector selects elements with a specific class attribute. To select elements with a specific class, write a period character, followed by the name of the class: In the example, all HTML elements with class="center" will be center-aligned:</text:p>
      <text:p text:style-name="P79"><text:span text:style-name="T33">.center </text:span><text:span text:style-name="T40">{</text:span><text:span text:style-name="T41"><text:line-break/></text:span><text:span text:style-name="T40">    </text:span>text-align:<text:span text:style-name="T35"> center;</text:span><text:span text:style-name="T41"><text:line-break/></text:span><text:span text:style-name="T40">    </text:span>color:<text:span text:style-name="T35"> red;</text:span><text:span text:style-name="T41"><text:line-break/></text:span><text:span text:style-name="T40">}</text:span></text:p>
      <text:p text:style-name="P57"/>
      <text:p text:style-name="P57"><text:span text:style-name="T1">Grouping Selectors</text:span></text:p>
      <table:table table:name="Table5" table:style-name="Table1">
        <table:table-column table:style-name="TableColumn1"/>
        <table:table-column table:style-name="TableColumn1"/>
        <table:table-row>
          <table:table-cell table:style-name="TableCell1">
            <text:p text:style-name="P81"><text:span text:style-name="T33">h1 </text:span><text:span text:style-name="T42">{</text:span><text:span text:style-name="T41"><text:line-break/></text:span><text:span text:style-name="T42">    </text:span>text-align:<text:span text:style-name="T35"> center;</text:span><text:span text:style-name="T41"><text:line-break/></text:span><text:span text:style-name="T42">    </text:span>color:<text:span text:style-name="T35"> red;</text:span><text:span text:style-name="T41"><text:line-break/></text:span><text:span text:style-name="T42">}</text:span><text:span text:style-name="T41"><text:line-break/><text:line-break/></text:span><text:span text:style-name="T33">h2 </text:span><text:span text:style-name="T42">{</text:span><text:span text:style-name="T41"><text:line-break/></text:span><text:span text:style-name="T42">    </text:span>text-align:<text:span text:style-name="T35"> center;</text:span><text:span text:style-name="T41"><text:line-break/></text:span><text:span text:style-name="T42">    </text:span>color:<text:span text:style-name="T35"> red;</text:span><text:span text:style-name="T41"><text:line-break/></text:span><text:span text:style-name="T42">}</text:span><text:span text:style-name="T41"><text:line-break/><text:line-break/></text:span><text:span text:style-name="T33">p </text:span><text:span text:style-name="T42">{</text:span><text:span text:style-name="T41"><text:line-break/></text:span><text:span text:style-name="T42">    </text:span>text-align:<text:span text:style-name="T35"> center;</text:span><text:span text:style-name="T41"><text:line-break/></text:span><text:span text:style-name="T42">    </text:span>color:<text:span text:style-name="T35"> red;</text:span><text:span text:style-name="T41"><text:line-break/></text:span><text:span text:style-name="T42">}</text:span></text:p>
          </table:table-cell>
          <table:table-cell table:style-name="TableCell1">
            <text:p text:style-name="P82"><text:span text:style-name="T33">h1, h2, p </text:span><text:span text:style-name="T40">{</text:span><text:span text:style-name="T41"><text:line-break/></text:span><text:span text:style-name="T40">    </text:span>text-align:<text:span text:style-name="T35"> center;</text:span><text:span text:style-name="T41"><text:line-break/></text:span><text:span text:style-name="T40">    </text:span>color:<text:span text:style-name="T35"> red;</text:span><text:span text:style-name="T41"><text:line-break/></text:span><text:span text:style-name="T40">}</text:span></text:p>
          </table:table-cell>
        </table:table-row>
      </table:table>
      <text:p text:style-name="P57">If you have elements with the same style definitions, such as on the left, you can group the selectors, to minimize the code. To group selectors, separate each selector with a comma. On the right we have grouped the selectors. [12]</text:p>
      <text:p text:style-name="P57"/>
      <text:p text:style-name="P57"/>
      <text:p text:style-name="P57"/>
      <text:p text:style-name="P59"/>
      <text:p text:style-name="P23"/>
      <text:p text:style-name="P65"><text:span text:style-name="T1">Reference:</text:span></text:p>
      <text:p text:style-name="P83"><text:span text:style-name="T6">“Using HTTP Methods for RESTful Services” </text:span><text:span text:style-name="T2">http://www.restapitutorial.com/lessons/httpmethods.html</text:span></text:p>
      <text:p text:style-name="P68">Fielding, R. T.; Taylor, R. N. (2000). "Principled design of the modern Web architecture". pp. 407–416. doi:10.1145/337180.337228.</text:p>
      <text:p text:style-name="P83"><text:span text:style-name="T6">“HTML class Attribute” </text:span><text:span text:style-name="T2">http://www.w3schools.com/tags/att_global_class.asp</text:span></text:p>
      <text:p text:style-name="P83"><text:span text:style-name="T6">“HTML id Attribute” </text:span><text:span text:style-name="T2">http://www.w3schools.com/tags/att_global_id.asp</text:span></text:p>
      <text:p text:style-name="P83"><text:span text:style-name="T6">“CSS Selectors” </text:span><text:span text:style-name="T2">http://www.w3schools.com/css/css_selectors.asp</text:span></text:p>
      <text:p text:style-name="P65"><text:span text:style-name="T1">Collaborators: <text:s/></text:span></text:p>
      <text:list text:style-name="L1">
        <text:list-item>
          <text:p text:style-name="P51">Mithra Singam</text:p>
        </text:list-item>
        <text:list-item>
          <text:p text:style-name="P51">Vishnu Ravindra</text:p>
        </text:list-item>
        <text:list-item>
          <text:p text:style-name="P51">Vaibhav Khandelwal</text:p>
        </text:list-item>
        <text:list-item>
          <text:p text:style-name="P51">Harshal P. Patil</text:p>
        </text:list-item>
        <text:list-item>
          <text:p text:style-name="P51">Matthew Matyus</text:p>
        </text:list-item>
        <text:list-item>
          <text:p text:style-name="P51">Gokhan Kilic</text:p>
        </text:list-item>
        <text:list-item>
          <text:p text:style-name="P51">Ashok Teja</text:p>
        </text:list-item>
      </text:list>
      <text:p text:style-name="P2"/>
      <text:p text:style-name="P70"><text:span text:style-name="T27">Collaborator URL:</text:span><text:span text:style-name="T28"><text:s text:c="2"/></text:span><text:span text:style-name="T2">https://youtu.be/yY265jK74yE</text:span><text:span text:style-name="T29"> </text:span></text:p>
      <text:p text:style-name="P2"/>
      <text:p text:style-name="P71"><text:span text:style-name="T1">Collaborator Comments: Democratic Initiatives </text:span><text:span text:style-name="T6"><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84"/>
      <text:p text:style-name="P84">A) While objects have types, the variables that reference them do not. </text:p>
      <text:p text:style-name="P84"/>
      <text:p text:style-name="P84">B) @x specifies an instance variable and @@ x specifies a class (static) variable. The namespaces are distinct, so @x and @@ x are different variables. </text:p>
      <text:p text:style-name="P84"/>
      <text:p text:style-name="P84">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84"/>
      <text:p text:style-name="P84">D) The method <text:span text:style-name="T1">each</text:span><text:s/>is an iterator available in all Ruby classes that are collection-like. </text:p>
      <text:p text:style-name="P84">Example:</text:p>
      <text:p text:style-name="P85"><text:tab/></text:p>
      <text:p text:style-name="P85"><text:s text:c="6"/>ary <text:span text:style-name="T43">=</text:span><text:s/><text:span text:style-name="T43">[</text:span><text:span text:style-name="T44">1</text:span><text:span text:style-name="T43">,</text:span><text:span text:style-name="T44">2</text:span><text:span text:style-name="T43">,</text:span><text:span text:style-name="T44">3</text:span><text:span text:style-name="T43">,</text:span><text:span text:style-name="T44">4</text:span><text:span text:style-name="T43">,</text:span><text:span text:style-name="T44">5</text:span><text:span text:style-name="T43">]</text:span><text:s/>ary<text:span text:style-name="T43">.</text:span>each <text:span text:style-name="T45">do</text:span><text:s/><text:span text:style-name="T43">|</text:span>i<text:span text:style-name="T43">|</text:span><text:s text:c="4"/>puts i <text:span text:style-name="T45">end</text:span></text:p>
      <text:p text:style-name="P84"/>
      <text:p text:style-name="P84"/>
      <text:p text:style-name="P84">E) In a lexically-scoped language such as Ruby, variables are visible to the scope within which they’re created and to all scopes enclosed by that scope. <text:s/></text:p>
      <text:p text:style-name="P84"/>
      <text:p text:style-name="P84">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84"/>
      <text:p text:style-name="P84">Poetry Mode in Action:</text:p>
      <text:p text:style-name="P86"/>
      <text:p text:style-name="P86">a.should(be.send(:&gt;=,7)) </text:p>
      <text:p text:style-name="P86">a.should(be() &gt;= 7) </text:p>
      <text:p text:style-name="P86">a.should be &gt;= 7</text:p>
      <text:p text:style-name="P2"/>
      <text:p text:style-name="P84">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87"><text:span text:style-name="T1"><text:tab/>Example:</text:span></text:p>
      <text:p text:style-name="P87"/>
      <text:p text:style-name="P88"><text:span text:style-name="T46"><text:tab/>class</text:span><text:s/>SomeClass <text:s text:c="2"/></text:p>
      <text:p text:style-name="P87"/>
      <text:p text:style-name="P88"><text:span text:style-name="T46"><text:s text:c="2"/><text:tab/><text:s text:c="2"/>def</text:span><text:s/>initialize<text:span text:style-name="T47">(</text:span>value1<text:span text:style-name="T47">)</text:span><text:s text:c="5"/></text:p>
      <text:p text:style-name="P89"><text:span text:style-name="T1"><text:s text:c="4"/><text:tab/><text:s text:c="4"/>@value1</text:span><text:span text:style-name="T48"><text:s/>= value1 <text:s text:c="2"/></text:span></text:p>
      <text:p text:style-name="P87"><text:span text:style-name="T1"><text:s text:c="2"/><text:tab/><text:s text:c="2"/>end</text:span><text:span text:style-name="T48"><text:s/>  <text:s/></text:span></text:p>
      <text:p text:style-name="P88"><text:s/></text:p>
      <text:p text:style-name="P88"><text:span text:style-name="T46"><text:s text:c="2"/><text:tab/><text:s text:c="2"/>def</text:span><text:s/>value_printer<text:span text:style-name="T47">(</text:span>value2<text:span text:style-name="T47">)</text:span><text:s text:c="5"/></text:p>
      <text:p text:style-name="P90"><text:span text:style-name="T49"><text:s text:c="4"/><text:tab/><text:s text:c="4"/>lambda</text:span><text:span text:style-name="T48"><text:s/></text:span><text:span text:style-name="T47">{</text:span><text:span text:style-name="T49">puts</text:span><text:span text:style-name="T48"><text:s/></text:span>"Value1: #{@value1}, Value2: #{value2}"<text:span text:style-name="T47">}</text:span><text:span text:style-name="T48"><text:s text:c="3"/></text:span></text:p>
      <text:p text:style-name="P87"><text:span text:style-name="T1"><text:s text:c="2"/><text:tab/><text:s text:c="2"/>end</text:span><text:span text:style-name="T48"><text:s/></text:span></text:p>
      <text:p text:style-name="P87"/>
      <text:p text:style-name="P87"><text:span text:style-name="T1"><text:tab/>end</text:span><text:span text:style-name="T48"><text:s/>  </text:span></text:p>
      <text:p text:style-name="P88"/>
      <text:p text:style-name="P88"><text:span text:style-name="T46"><text:s text:c="9"/>def</text:span><text:s/><text:span text:style-name="T49">caller</text:span><text:span text:style-name="T47">(</text:span>some_closure<text:span text:style-name="T47">)</text:span><text:s text:c="3"/></text:p>
      <text:p text:style-name="P88"><text:s text:c="10"/>some_closure.<text:span text:style-name="T50">call</text:span><text:s/></text:p>
      <text:p text:style-name="P87"><text:span text:style-name="T1"><text:s text:c="9"/>end</text:span><text:span text:style-name="T48"><text:s/>  </text:span></text:p>
      <text:p text:style-name="P88"/>
      <text:p text:style-name="P88"><text:s text:c="9"/>some_class = SomeClass.<text:span text:style-name="T50">new</text:span><text:span text:style-name="T47">(</text:span><text:span text:style-name="T44">5</text:span><text:span text:style-name="T47">)</text:span></text:p>
      <text:p text:style-name="P88"><text:s text:c="9"/>printer = some_class.<text:span text:style-name="T50">value_printer</text:span><text:span text:style-name="T47">(</text:span><text:span text:style-name="T51">"some value"</text:span><text:span text:style-name="T47">)</text:span><text:s/>  </text:p>
      <text:p text:style-name="P91"><text:span text:style-name="T1"><text:s text:c="9"/>caller</text:span><text:span text:style-name="T47">(</text:span><text:span text:style-name="T48">printer</text:span><text:span text:style-name="T47">)</text:span></text:p>
      <text:p text:style-name="P92"><text:s text:c="8"/>Value1: 5, Value2: some value</text:p>
      <text:p text:style-name="P93"><text:span text:style-name="T6">Reference: </text:span><text:a xlink:type="simple" xlink:href="%22"><text:span text:style-name="T52">http://www.skorks.com/2010/05/closures-a-simple-explanation-using-ruby/</text:span></text:a></text:p>
      <text:p text:style-name="P2"/>
      <text:p text:style-name="P84">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94"/>
      <text:p text:style-name="P94"><text:s/><text:tab/><text:span text:style-name="T45">def</text:span><text:s/>test</text:p>
      <text:p text:style-name="P95"><text:span text:style-name="T53"><text:s text:c="4"/><text:tab/>puts </text:span>"You are in the method"</text:p>
      <text:p text:style-name="P94"><text:s text:c="4"/><text:tab/><text:span text:style-name="T45">yield</text:span><text:s text:c="4"/></text:p>
      <text:p text:style-name="P95"><text:span text:style-name="T53"><text:s text:c="4"/><text:tab/>puts </text:span>"You are again back to the method"</text:p>
      <text:p text:style-name="P94"><text:s text:c="4"/><text:tab/><text:span text:style-name="T45">yield</text:span><text:s/></text:p>
      <text:p text:style-name="P96"><text:tab/>end<text:span text:style-name="T53"><text:s/></text:span></text:p>
      <text:p text:style-name="P95"><text:span text:style-name="T53"><text:tab/>test </text:span><text:span text:style-name="T43">{</text:span><text:span text:style-name="T53">puts </text:span>"You are in the block"<text:span text:style-name="T43">}</text:span></text:p>
      <text:p text:style-name="P97"><text:s/><text:tab/>This will produce the following result:</text:p>
      <text:p text:style-name="P94"><text:span text:style-name="T54"><text:tab/>You</text:span><text:s/>are <text:span text:style-name="T45">in</text:span><text:s/>the method</text:p>
      <text:p text:style-name="P94"><text:span text:style-name="T54"><text:tab/>You</text:span><text:s/>are <text:span text:style-name="T45">in</text:span><text:s/>the block</text:p>
      <text:p text:style-name="P94"><text:span text:style-name="T54"><text:tab/>You</text:span><text:s/>are again back to the method </text:p>
      <text:p text:style-name="P94"><text:span text:style-name="T54"><text:tab/>You</text:span><text:s/>are <text:span text:style-name="T45">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23"/>
      <text:list text:style-name="L11">
        <text:list-item>
          <text:p text:style-name="P26"><text:span text:style-name="T1">PERT chart:</text:span></text:p>
        </text:list-item>
      </text:list>
      <text:list text:style-name="L4">
        <text:list-item>
          <text:p text:style-name="P26">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26">PERT is abbreviated as Program Evaluation and Review Technique.</text:p>
        </text:list-item>
        <text:list-item>
          <text:p text:style-name="P26"><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11">
        <text:list-item>
          <text:p text:style-name="P26">G<text:span text:style-name="T1">ANTT chart:</text:span></text:p>
        </text:list-item>
      </text:list>
      <text:list text:style-name="L4">
        <text:list-item>
          <text:p text:style-name="P26">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26"><text:span text:style-name="T1">Differences</text:span><text:s/>between PERT and GANTT chart:</text:p>
        </text:list-item>
        <text:list-item>
          <text:p text:style-name="P26"><text:span text:style-name="T55"><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26">Secondly the difference would be <text:span text:style-name="T1">WORK BREAKDOWN STRUCTURE</text:span>.<text:span text:style-name="T55"><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23"><text:span text:style-name="T1">c)Scheduling in Agile projects:</text:span></text:p>
      <text:list text:style-name="L4">
        <text:list-item>
          <text:p text:style-name="P26">Scheduling in Agile Projects are made though<text:span text:style-name="T1"><text:s/></text:span>PERT and GANTT charts. Its done on an iterative manner, where each tasks and its phases are executed as per the time lines stipulated. </text:p>
        </text:list-item>
        <text:list-item>
          <text:p text:style-name="P26">scheduling is the process which enables the definition of project start and finish dates and is considered an important tool to measure time and other project progress indicators</text:p>
        </text:list-item>
        <text:list-item>
          <text:p text:style-name="P26">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51">Reference: textbook</text:p>
        </text:list-item>
      </text:list>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23"/>
      <text:list text:style-name="L2">
        <text:list-item>
          <text:list>
            <text:list-item>
              <text:p text:style-name="P21">Describe (in general: <text:s/>categorize) the techniques employed in a Plan and Document project.</text:p>
            </text:list-item>
          </text:list>
        </text:list-item>
      </text:list>
      <text:p text:style-name="P3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36"/>
      <text:list text:style-name="L2">
        <text:list-item>
          <text:list>
            <text:list-item>
              <text:p text:style-name="P21">Describe how the objectives of Plan and Document estimation differ from those of Agile estimation.</text:p>
            </text:list-item>
          </text:list>
        </text:list-item>
      </text:list>
      <text:p text:style-name="P36">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36"/>
      <text:list text:style-name="L2">
        <text:list-item>
          <text:list>
            <text:list-item>
              <text:p text:style-name="P21">Describe how Planning Poker is used to estimate a user story.</text:p>
            </text:list-item>
          </text:list>
        </text:list-item>
      </text:list>
      <text:p text:style-name="P3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36"/>
      <text:list text:style-name="L2">
        <text:list-item>
          <text:list>
            <text:list-item>
              <text:p text:style-name="P21">How is Planning Poker similar to/different from the way tasks are estimated on AgileVentures?</text:p>
            </text:list-item>
          </text:list>
        </text:list-item>
      </text:list>
      <text:p text:style-name="P3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6">It is rather common to use planning poker when working Agile. </text:span></text:p>
      <text:p text:style-name="P5"/>
      <text:p text:style-name="P5">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3">Pivotal Tracker URL: <text:s/></text:p>
      <text:p text:style-name="P3">Owner Name: <text:s/>Vishnu Ravindra</text:p>
      <text:p text:style-name="P3">Initial Answer:</text:p>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23">Answer the following:</text:p>
      <text:p text:style-name="P23"/>
      <text:p text:style-name="P23">a. Define and explain the meaning of FIRST.</text:p>
      <text:p text:style-name="P98"/>
      <text:p text:style-name="P23">Fast, Independent, Repeatable, Self-checking, and Timely. </text:p>
      <text:p text:style-name="P98"/>
      <text:p text:style-name="P99">Fast: it should be easy and quick to run the subset of test cases relevant to your current coding task, to avoid interfering with your train of thought. We will use a Ruby tool called Autotest to help with this. </text:p>
      <text:p text:style-name="P98"/>
      <text:p text:style-name="P99">Independent: No test should rely on preconditions created by other tests, so that we can prioritize running only a subset of tests that cover recent code changes. </text:p>
      <text:p text:style-name="P98"/>
      <text:p text:style-name="P99">Repeatable: test behavior should not depend on external factors such as today’s date or on “magic constants” that will break the tests if their values change.</text:p>
      <text:p text:style-name="P98"/>
      <text:p text:style-name="P99">Self-checking: each test should be able to determine on its own whether it passed or failed, rather than relying on humans to check its output. </text:p>
      <text:p text:style-name="P98"/>
      <text:p text:style-name="P99">Timely: tests should be created or updated at the same time as the code being tested. As we’ll see, with test-driven development the tests are written immediately before the code.</text:p>
      <text:p text:style-name="P98"/>
      <text:p text:style-name="P23">b. Describe and explain what is meant by TDD aka Red-Green-Refactor?</text:p>
      <text:p text:style-name="P23"/>
      <text:p text:style-name="P23"><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3"/>
      <text:p text:style-name="P23"><text:s text:c="15"/>Summary The TDD cycle of Red– Green– Refactor begins with writing a test that fails because the subject code it’s testing doesn’t exist yet (Red) and then adding the minimum code necessary to pass just that one example (Green).</text:p>
      <text:p text:style-name="P23">.</text:p>
      <text:p text:style-name="P23">c. Define and describe RSpec and explain what it does.</text:p>
      <text:p text:style-name="P23"/>
      <text:p text:style-name="P23"><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3"/>
      <text:p text:style-name="P23"><text:s text:c="12"/>RSpec’s facilities help us capture expectations of how our code should behave. Such tests are executable specifications or “specs” written in Ruby, hence the name RSpec.</text:p>
      <text:p text:style-name="P23"/>
      <text:p text:style-name="P23">d. Explain what code coverage means and discuss the various ways in which it can be measured.</text:p>
      <text:p text:style-name="P23"/>
      <text:p text:style-name="P23"><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3"/>
      <text:p text:style-name="P23"><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3"/>
      <text:p text:style-name="P23">  class   MyClass</text:p>
      <text:p text:style-name="P23">  def   foo( x, y, z)</text:p>
      <text:p text:style-name="P23"><text:tab/>  if  x</text:p>
      <text:p text:style-name="P23"><text:tab/><text:tab/>if  ( y  &amp;&amp;   z)   then   bar( 0)   end</text:p>
      <text:p text:style-name="P23"><text:tab/>else</text:p>
      <text:p text:style-name="P23"><text:tab/><text:tab/>bar(1)</text:p>
      <text:p text:style-name="P23"><text:tab/>end</text:p>
      <text:p text:style-name="P23"><text:s text:c="4"/>end</text:p>
      <text:p text:style-name="P23"><text:s text:c="4"/>def bar(x); @w=x; end</text:p>
      <text:p text:style-name="P23">end</text:p>
      <text:p text:style-name="P23"/>
      <text:p text:style-name="P23"/>
      <text:p text:style-name="P23"/>
      <text:p text:style-name="P23">S0 or Method coverage: Is every method executed at least once by the test suite? Satisfying S0 requires calling foo and bar at least once each.</text:p>
      <text:p text:style-name="P23"/>
      <text:p text:style-name="P23">S1 or Call coverage or Entry/ Exit coverage: Has each method been called from every place it could be called? Satisfying S1 requires calling bar from both line 4 and line 6. </text:p>
      <text:p text:style-name="P23"/>
      <text:p text:style-name="P23">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23"/>
      <text:p text:style-name="P23">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23"/>
      <text:p text:style-name="P23"/>
      <text:p text:style-name="P23">e. Explain what is meant by the following Plan and Document testing methods: black box, white, grey box, mutation and fuzz.</text:p>
      <text:p text:style-name="P23"/>
      <text:p text:style-name="P100"><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100"><text:tab/><text:tab/><text:tab/></text:p>
      <text:p text:style-name="P23"><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3"/>
      <text:p text:style-name="P23"><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3"/>
      <text:p text:style-name="P23"><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3"><text:s/></text:p>
      <text:p text:style-name="P23"><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3"/>
      <text:p text:style-name="P23">f. Define exhaustive testing and explain how it can be implemented (or not).</text:p>
      <text:p text:style-name="P36"><text:s text:c="2"/></text:p>
      <text:p text:style-name="P101"><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36"/>
      <text:p text:style-name="P23"><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23"><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3">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3">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3"/>
      <text:p text:style-name="P23">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3">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3">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3"><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3"/>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23"/>
      <text:list text:style-name="L12">
        <text:list-item>
          <text:list>
            <text:list-item>
              <text:p text:style-name="P21">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22">AUTHENTICATION</text:p>
          </table:table-cell>
          <table:table-cell table:style-name="TableCell1">
            <text:p text:style-name="P22">AUTHORIZATION</text:p>
          </table:table-cell>
        </table:table-row>
        <table:table-row>
          <table:table-cell table:style-name="TableCell1">
            <text:p text:style-name="P23">The process by which an entity or principal proves that it is who it claims to be</text:p>
          </table:table-cell>
          <table:table-cell table:style-name="TableCell1">
            <text:p text:style-name="P23">Authorization refers to whether a principal is allowed to do something.</text:p>
            <text:p text:style-name="P23"/>
          </table:table-cell>
        </table:table-row>
        <table:table-row>
          <table:table-cell table:style-name="TableCell1">
            <text:p text:style-name="P23">Like having a username and password</text:p>
          </table:table-cell>
          <table:table-cell table:style-name="TableCell1">
            <text:p text:style-name="P23">Like having the permission to read and write a file, or read only etc.</text:p>
          </table:table-cell>
        </table:table-row>
      </table:table>
      <text:p text:style-name="P36"/>
      <text:list text:style-name="L12">
        <text:list-item>
          <text:list>
            <text:list-item>
              <text:p text:style-name="P21">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22">THIRD-PARTY AUTHENTICATION</text:p>
          </table:table-cell>
          <table:table-cell table:style-name="TableCell1">
            <text:p text:style-name="P22">SINGLE SIGN-ON</text:p>
          </table:table-cell>
        </table:table-row>
        <table:table-row>
          <table:table-cell table:style-name="TableCell1">
            <text:p text:style-name="P23">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23">Single sign-on refers to an end-user experience in which a single set of credentials (such as their Google or Facebook username and password) will sign them in to a variety of different services.</text:p>
            <text:p text:style-name="P23"/>
          </table:table-cell>
        </table:table-row>
      </table:table>
      <text:p text:style-name="P36"/>
      <text:p text:style-name="P36">Single sign on: the credentials established for one site (the provider) can be used to sign in to other sites that are administratively unrelated to it.</text:p>
      <text:p text:style-name="P36">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36"/>
      <text:p text:style-name="P36">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36"/>
      <text:list text:style-name="L12">
        <text:list-item>
          <text:list>
            <text:list-item>
              <text:p text:style-name="P21">Give an example of an authorization provider. </text:p>
            </text:list-item>
          </text:list>
        </text:list-item>
      </text:list>
      <text:p text:style-name="P36">Twitter, Facebook – we could use the credentials in these to sign in to other sites.</text:p>
      <text:p text:style-name="P36"/>
      <text:list text:style-name="L12">
        <text:list-item>
          <text:list>
            <text:list-item>
              <text:p text:style-name="P21">What would you use to cleanly indicate that a user has been authenticated in a Rails app?</text:p>
            </text:list-item>
          </text:list>
        </text:list-item>
      </text:list>
      <text:p text:style-name="P36">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2">
        <text:list-item>
          <text:list>
            <text:list-item>
              <text:p text:style-name="P21">How can you identify model attributes that should be excluded from mass assignment?</text:p>
            </text:list-item>
          </text:list>
        </text:list-item>
      </text:list>
      <text:p text:style-name="P36">Use attr_protected and attr_accessible to identify model attributes that are “sensitive” and should be excluded from mass assignment via a hash, such as user ID information used for session management or authentication.</text:p>
      <text:list text:style-name="L12">
        <text:list-item>
          <text:list>
            <text:list-item>
              <text:p text:style-name="P21">What is an association, and what kinds of associations are possible among application entities?</text:p>
            </text:list-item>
          </text:list>
        </text:list-item>
      </text:list>
      <text:p text:style-name="P36">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2">
        <text:list-item>
          <text:list>
            <text:list-item>
              <text:p text:style-name="P21">Identify and describe the mechanism provided by relational databases to model associations.</text:p>
            </text:list-item>
          </text:list>
        </text:list-item>
      </text:list>
      <text:p text:style-name="P102">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103">Class Moviegoer</text:p>
      <text:p text:style-name="P103"><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3"/>
      <text:p text:style-name="P3"/>
      <text:p text:style-name="P3"/>
      <text:p text:style-name="P2">ANS. &lt;Question #36&gt;: <text:s/></text:p>
      <text:p text:style-name="P3">Pivotal Tracker URL: <text:s/>https://www.pivotaltracker.com/n/projects/1339742/stories/94019158</text:p>
      <text:p text:style-name="P3">Owner Name: <text:s/>Aditya Tungaturthi</text:p>
      <text:p text:style-name="P3">Initial Answer:</text:p>
      <text:p text:style-name="P5"/>
      <text:p text:style-name="P5"/>
      <text:p text:style-name="P5">a. Through-associations handle indirect relationships in Rails. </text:p>
      <text:p text:style-name="P5"/>
      <text:p text:style-name="P5">b. Class Moviegoer </text:p>
      <text:p text:style-name="P5"><text:s text:c="3"/>has_many :reviews </text:p>
      <text:p text:style-name="P5"><text:s text:c="3"/>has_many :movies, through =&gt; :reviews </text:p>
      <text:p text:style-name="P5"/>
      <text:p text:style-name="P5">c. The RESTful way to create routes for associations is to use a nested route URI which captures the IDs of the resource and of the items associated with that resource. </text:p>
      <text:p text:style-name="P5"/>
      <text:p text:style-name="P5">d.resources :movies do </text:p>
      <text:p text:style-name="P5"><text:tab/>resources :reviews </text:p>
      <text:p text:style-name="P5"><text:s text:c="2"/>end </text:p>
      <text:p text:style-name="P5"/>
      <text:p text:style-name="P5">e. When a movie is deleted, anything that is owned by association to that movie needs to be deleted as well. This is done through the statement dependent=&gt;destroy, which is added to the owned field. </text:p>
      <text:p text:style-name="P5"/>
      <text:p text:style-name="P5">f. Named scope allows for reuse of model logic. It encapsulates specific model logic in a composable way. Lambda expressions work well with named scopes because they allow the passing of arguments into the named scope. </text:p>
      <text:p text:style-name="P5"/>
      <text:p text:style-name="P5">g. Using a named scope does not incur performance penalties. Named scopes are lazily evaluated, meaning that there is no database query till a match occurs. This also means that it can occur in any order.</text:p>
      <text:p text:style-name="P5"/>
      <text:p text:style-name="P5">References: TextBook </text:p>
      <text:p text:style-name="P5"/>
      <text:p text:style-name="P3">Collaborators: <text:s/>BU NoticeIt</text:p>
      <text:p text:style-name="P3">Collaborator URL: <text:s/>&lt;Hangout on Air URL&gt;</text:p>
      <text:p text:style-name="P3">Collaborator Comments:</text:p>
      <text:p text:style-name="P3"><text:tab/>Kunal Patil</text:p>
      <text:p text:style-name="P3"><text:tab/>Anup Patil</text:p>
      <text:p text:style-name="P3"><text:tab/>Abhijit Jhachak</text:p>
      <text:p text:style-name="P5">Aditya Tungaturthi<text:line-break/></text:p>
      <text:p text:style-name="P2">Updated Answer:</text:p>
      <text:p text:style-name="P5">&lt;Updated Answer&gt;</text:p>
      <text:p text:style-name="P5">&lt;Additional References&gt;</text:p>
      <text:p text:style-name="P5"/>
      <text:p text:style-name="P3">Reviewer: <text:s/>BU Bus App</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3"/>
      <text:p text:style-name="P3"/>
      <text:p text:style-name="P3"/>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23">a. SOLID principles are a set of 5 design principles that a clean code should follow. The motivation behind it is to minimize the cost of change. <text:s/>These 5 principles are –</text:p>
      <text:p text:style-name="P35">1. Single Responsibility principle – It says that a class should have one and only one <text:tab/>reason to change. 2. Each responsibility is a possible axis of change and a change to one <text:tab/>axis should not affect others.</text:p>
      <text:p text:style-name="P35">2. Open/Closed principle – It states that classes should be Open for extension, but closed <text:tab/>for source allocation.</text:p>
      <text:p text:style-name="P35">3. Liskov substitution principle – it states that if a method works on an instance of type T, <text:tab/>it should also work on any subtype of T which implies that substituting <text:s/>a subclass for a <text:tab/>class should preserve correct program behavior.</text:p>
      <text:p text:style-name="P35">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3">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3"/>
      <text:p text:style-name="P23">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23"/>
      <text:list text:style-name="L2">
        <text:list-item>
          <text:list>
            <text:list-item>
              <text:p text:style-name="P21">Define responsiveness and discuss its components.</text:p>
            </text:list-item>
          </text:list>
        </text:list-item>
      </text:list>
      <text:p text:style-name="P36">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36">Responsiveness measures how “snappy” an interactive app feels to users. Given today’s high-speed Internet connections and fast computers, responsiveness is dominated by latency.</text:p>
      <text:list text:style-name="L2">
        <text:list-item>
          <text:list>
            <text:list-item>
              <text:p text:style-name="P21">Discuss two measurements of latency and describe what they show.</text:p>
            </text:list-item>
          </text:list>
        </text:list-item>
      </text:list>
      <text:p text:style-name="P36">Two definitions are used to measure latency in a way that makes it impossible to ignore the bad experience of even a small number of users:</text:p>
      <text:list text:style-name="L4">
        <text:list-item>
          <text:p text:style-name="P26">A <text:span text:style-name="T57">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26">The <text:span text:style-name="T57">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8">∕</text:span><text:s/>10 = 0.85.</text:p>
        </text:list-item>
      </text:list>
      <text:list text:style-name="L2">
        <text:list-item>
          <text:list>
            <text:list-item>
              <text:p text:style-name="P21">Define and describe PaaS, and explain what can be done to circumvent or delay its abandonment.</text:p>
            </text:list-item>
          </text:list>
        </text:list-item>
      </text:list>
      <text:p text:style-name="P36">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36">The problems that threaten availability and responsiveness are the same whether we use PaaS or not, but it’s worth trying to stay within the PaaS tier because it provides machinery to help mitigate those problems.</text:p>
      <text:list text:style-name="L2">
        <text:list-item>
          <text:list>
            <text:list-item>
              <text:p text:style-name="P21">Define and describe the three principles that should be followed to keep SaaS apps secure.</text:p>
            </text:list-item>
          </text:list>
        </text:list-item>
      </text:list>
      <text:p text:style-name="P36">Given the importance of keeping the users trust, non-functional features can be more important than functional features, especially for SaaS apps. </text:p>
      <text:list text:style-name="L8">
        <text:list-item>
          <text:p text:style-name="P26">The Plan-and-Document processes speak little about performance, except as a potential piece of the System Requirement Specification that is later validated as part of the Master Test Plan. </text:p>
        </text:list-item>
        <text:list-item>
          <text:p text:style-name="P26">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26">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26">Unlike the probabilistic basis for failures in dependability analysis, security is based on an intelligent adversary who is purposely exploiting unexpected events, such as buffer overflows.</text:p>
        </text:list-item>
      </text:list>
      <text:p text:style-name="P36"/>
      <text:list text:style-name="L2">
        <text:list-item>
          <text:list>
            <text:list-item>
              <text:p text:style-name="P21">Explain SQL injection and how to defend against it.</text:p>
            </text:list-item>
          </text:list>
        </text:list-item>
      </text:list>
      <text:p text:style-name="P36">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102">Defense: Use prepared queries with placeholders, rather than interpolating strings directly into queries</text:p>
      <text:p text:style-name="P5">Reference: Textbook<text:line-break/>Collaborators: <text:s/>BUDeal$ team</text:p>
      <text:p text:style-name="P28"><text:span text:style-name="T10">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28"><text:span text:style-name="T10">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29"><text:span text:style-name="T9">ANS. &lt;Question 42&gt;:</text:span></text:p>
      <text:p text:style-name="P30"><text:span text:style-name="T11">Pivotal Tracker URL: </text:span><text:a xlink:type="simple" xlink:href="https://www.pivotaltracker.com/story/show/94018396"><text:span text:style-name="T9">https://www.pivotaltracker.com/story/show/94018396</text:span></text:a></text:p>
      <text:p text:style-name="P104"><text:span text:style-name="T9">Owner Name: Chris Maltzan</text:span></text:p>
      <text:p text:style-name="P104"><text:span text:style-name="T9">Initial Answer:</text:span></text:p>
      <text:p text:style-name="P105"/>
      <text:p text:style-name="P104"><text:span text:style-name="T7">PART A</text:span></text:p>
      <text:p text:style-name="P105"/>
      <text:p text:style-name="P29"><text:span text:style-name="T9">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29"><text:span text:style-name="T7">PART B</text:span></text:p>
      <text:p text:style-name="P29"><text:span text:style-name="T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29"><text:span text:style-name="T9">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29"><text:span text:style-name="T9">- Client Tier: Web pages can be cached in the user's browser. Assuming the web page has not been modified since it was cached, the entire page can simply be reloaded from the browser cache.</text:span></text:p>
      <text:p text:style-name="P29"><text:span text:style-name="T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29"><text:span text:style-name="T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29"><text:span text:style-name="T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29"><text:span text:style-name="T9"><text:line-break/></text:span><text:span text:style-name="T7">PART C</text:span><text:span text:style-name="T9"><text:line-break/><text:line-break/>1. We can avoid the “N+1 queries” problem. This problem comes about when you are traversing an association and you perform N+1 queries rather than just a single query (Phabricator, 2015).</text:span></text:p>
      <text:p text:style-name="P29"><text:span text:style-name="T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29"><text:span text:style-name="T13">@male_users = Users.where(“gender = ?”, gen)</text:span></text:p>
      <text:p text:style-name="P29"><text:span text:style-name="T13">@male_users.pets.each do |u|</text:span></text:p>
      <text:p text:style-name="P32"/>
      <text:p text:style-name="P29"><text:span text:style-name="T9">The resulting data base queries would looks something like this:</text:span></text:p>
      <text:p text:style-name="P29"><text:span text:style-name="T13">SELECT * FROM user WHERE gender='male'</text:span></text:p>
      <text:p text:style-name="P29"><text:span text:style-name="T13">SELECT * FROM pet WHERE userID='1'</text:span></text:p>
      <text:p text:style-name="P29"><text:span text:style-name="T13">SELECT * FROM pet WHERE userID='2'</text:span></text:p>
      <text:p text:style-name="P29"><text:span text:style-name="T13">...</text:span></text:p>
      <text:p text:style-name="P29"><text:span text:style-name="T13">SELECT * FROM pet WHERE userID='N'</text:span></text:p>
      <text:p text:style-name="P29"><text:span text:style-name="T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29"><text:span text:style-name="T13">@male_users = Users.where(“gender = ?”, gen).includes(:gender)</text:span></text:p>
      <text:p text:style-name="P29"><text:span text:style-name="T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29"><text:span text:style-name="T13">User.where(“name = 'Chris'”)</text:span></text:p>
      <text:p text:style-name="P29"><text:span text:style-name="T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29"><text:span text:style-name="T7">PART D</text:span></text:p>
      <text:p text:style-name="P29"><text:span text:style-name="T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29"><text:span text:style-name="T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06"><text:span text:style-name="T9">Fox, A., Patterson, D. (2014) </text:span><text:span text:style-name="T13">Engineering Software as a Service an Agile Approach Using Cloud Computing</text:span><text:span text:style-name="T9">, San Francisco CA: Strawberry Canyon LLC.</text:span></text:p>
      <text:p text:style-name="P30"><text:span text:style-name="T59">Fox, A., Patterson, D. (2012) </text:span><text:span text:style-name="T60">CS 169 - Software Engineering,</text:span><text:span text:style-name="T59">Available at:</text:span><text:a xlink:type="simple" xlink:href="http://www.infocobuild.com/education/audio-video-courses/computer-science/CS169-Fall2012-Berkeley/lecture-19.html"><text:span text:style-name="T9">http://www.infocobuild.com/education/audio-video-courses/computer-science/CS169-Fall2012-Berkeley/lecture-19.html</text:span></text:a><text:span text:style-name="T61"> </text:span><text:span text:style-name="T59">(Accessed: 5/10/2015).</text:span></text:p>
      <text:p text:style-name="P106"><text:span text:style-name="T9">Garvey, L. (2014) </text:span><text:span text:style-name="T13">Feature Flags on Rails, </text:span><text:span text:style-name="T9">Available at:</text:span><text:a xlink:type="simple" xlink:href="https://www.reinteractive.net/posts/221-feature-flags-on-rails"><text:span text:style-name="T62">https://www.reinteractive.net/posts/221-feature-flags-on-rails</text:span></text:a><text:span text:style-name="T63"> </text:span><text:span text:style-name="T9">(Accessed: 5/10/2015).</text:span></text:p>
      <text:p text:style-name="P106"><text:span text:style-name="T9">Phabricator (2015) </text:span><text:span text:style-name="T13">Performance: N+1 Query Problem, </text:span><text:span text:style-name="T9">Available at:</text:span><text:a xlink:type="simple" xlink:href="https://secure.phabricator.com/book/phabcontrib/article/n_plus_one/"><text:span text:style-name="T62">https://secure.phabricator.com/book/phabcontrib/article/n_plus_one/</text:span></text:a><text:span text:style-name="T63"> </text:span><text:span text:style-name="T9">(Accessed: 5/10/2015).</text:span></text:p>
      <text:p text:style-name="P106"><text:span text:style-name="T9">Rails Guides (2014) </text:span><text:span text:style-name="T13">Caching with Rails: An overview, </text:span><text:span text:style-name="T9">Available at:</text:span><text:a xlink:type="simple" xlink:href="http://guides.rubyonrails.org/caching_with_rails.html"><text:span text:style-name="T62">http://guides.rubyonrails.org/caching_with_rails.html</text:span></text:a><text:span text:style-name="T9">(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2">ANSWER BY CHRIS MALTZAN</text:p>
      <text:p text:style-name="P2">a) I was new to rails at the beginning of this class. It had a really fast learning curve. It was difficult at first, but definitely worth it to get comfortable in a diametrically opposed framework to something like .NET as quickly as we were able to.</text:p>
      <text:p text:style-name="P2">b) It would have been great to write our own gem.</text:p>
      <text:p text:style-name="P2">c) I really learned how to use rspec and quickly set up a rails app from scratch.</text:p>
      <text:p text:style-name="P2">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2"/>
      <text:p text:style-name="P2"/>
      <text:p text:style-name="P23"><text:span text:style-name="T64">ANS by APEKSHA PAWAR -<text:line-break/></text:span>Write your own section of our Lessons Learned document for the class by summarizing:</text:p>
      <text:p text:style-name="P107">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107">b.      Note any concepts, principles, skills, tools, etc. that you would have liked to learn, but that we didn't cover.<text:line-break/>b. I would have liked to learn a bit about security and layering related to software engineering.</text:p>
      <text:p text:style-name="P107">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107">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108">e.      THANK YOU!</text:p>
      <text:p text:style-name="P109"><text:span text:style-name="T1"><text:s/>Last Question :</text:span></text:p>
      <text:p text:style-name="P109"><text:span text:style-name="T1">Pivotal Tracker URL:</text:span><text:s/></text:p>
      <text:p text:style-name="P109"><text:span text:style-name="T1">Owner Name:</text:span><text:s/>Harshal Patil</text:p>
      <text:p text:style-name="P109"><text:span text:style-name="T1"><text:s/>Answer:</text:span></text:p>
      <text:p text:style-name="P109">A .What were the most important (to you, personally) concepts, principles, skills, tools, etc. that you learned/mastered throughout the semester.</text:p>
      <text:p text:style-name="P109">This course gave me chance to learn many new concepts in software engineering like testing in BDD, Rspec , Cucumber and how things actually work in industry for software engineering.</text:p>
      <text:p text:style-name="P109">It allowed me to learn tools and languages like ruby on rails which is the framework and language most used in the industry.</text:p>
      <text:p text:style-name="P109">I got acquire skills like working in team ,project management, team management and many more good skills including good coding and testing.</text:p>
      <text:p text:style-name="P109">I also got to know how to do hangout meetings and how to record them and how it helps.</text:p>
      <text:p text:style-name="P109">B. Note any concepts, principles, skills, tools, etc. that you would have liked to learn, but that we didn't cover.</text:p>
      <text:p text:style-name="P109">I would like to have learnt more about the other languages and tools used In the industry for software engineering other than ruby on rails.</text:p>
      <text:p text:style-name="P109">C. List everything that you feel you did especially well this semester (master specific tools, languages, skills, etc., contribute to the project in a specific way, etc., learn and implement specific things quickly, etc.).</text:p>
      <text:p text:style-name="P109">I did really good coding in languages like ruby on rails.</text:p>
      <text:p text:style-name="P109">I learnt and did well on handling projects, completing assigned work on deadline, well team management and working cooperatively with team members.</text:p>
      <text:p text:style-name="P109">I also got to know about the testing which I handled in a good way to test my projects.</text:p>
      <text:p text:style-name="P109">D. List anything that that you feel that you didn't do as well, or that didn't go as well as you hoped (getting a list of these items will help me to improve the class schedule in future semesters). </text:p>
      <text:p text:style-name="P109">I didn’t do well on completing some few daily activities that were assigned during the course work</text:p>
      <text:p text:style-name="P109"><text:span text:style-name="T1"/></text:p>
      <text:p text:style-name="P109"><text:span text:style-name="T1">Collaborators:</text:span></text:p>
      <text:list text:style-name="L1">
        <text:list-item>
          <text:p text:style-name="P110">1.<text:tab/>Mithra Singam</text:p>
        </text:list-item>
        <text:list-item>
          <text:p text:style-name="P110">2.<text:tab/>Vishnu Ravindra</text:p>
        </text:list-item>
        <text:list-item>
          <text:p text:style-name="P110">3.<text:tab/>Vaibhav</text:p>
        </text:list-item>
        <text:list-item>
          <text:p text:style-name="P110">4.<text:tab/>Harshal Patil</text:p>
        </text:list-item>
        <text:list-item>
          <text:p text:style-name="P110">5.<text:tab/>Matthew</text:p>
        </text:list-item>
        <text:list-item>
          <text:p text:style-name="P110">6.<text:tab/>Gokhan</text:p>
        </text:list-item>
        <text:list-item>
          <text:p text:style-name="P110">7.<text:tab/>Ashok</text:p>
        </text:list-item>
      </text:list>
      <text:p text:style-name="P109"/>
      <text:p text:style-name="P38"><text:span text:style-name="T18">Collaborator URL:</text:span><text:span text:style-name="T6"><text:s text:c="2"/></text:span><text:a xlink:type="simple" xlink:href="https://www.youtube.com/watch?v=3MfTLUA-YXI"><text:span text:style-name="T2">https://www.youtube.com/watch?v=3MfTLUA-YXI</text:span></text:a></text:p>
      <text:p text:style-name="P109"/>
      <text:p text:style-name="P109"><text:span text:style-name="T1">Collaborator Comments:</text:span></text:p>
      <text:p text:style-name="P109">No comments</text:p>
      <text:p text:style-name="P109"/>
      <text:p text:style-name="P109"><text:span text:style-name="T1">Reviewer Comments: </text:span></text:p>
      <text:p text:style-name="P109">No comments.</text:p>
      <text:p text:style-name="P109"/>
      <text:p text:style-name="P38"><text:span text:style-name="T18">Reviewer URL: </text:span><text:a xlink:type="simple" xlink:href="%22"><text:span text:style-name="T2">https://www.youtube.com/watch?v=yY265jK74yE&amp;feature=youtu.be</text:span></text:a></text:p>
      <text:p text:style-name="P109"/>
      <text:p text:style-name="P109"><text:span text:style-name="T1">Last Question :</text:span></text:p>
      <text:p text:style-name="P109"><text:span text:style-name="T1">Pivotal Tracker URL:</text:span><text:s/></text:p>
      <text:p text:style-name="P109"><text:span text:style-name="T1">Owner Name:</text:span><text:s/>Matthew Matyus</text:p>
      <text:p text:style-name="P109"><text:span text:style-name="T1"><text:s/>Answer:</text:span></text:p>
      <text:p text:style-name="P109">A .What were the most important (to you, personally) concepts, principles, skills, tools, etc. that you learned/mastered throughout the semester.</text:p>
      <text:p text:style-name="P109">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109">B. Note any concepts, principles, skills, tools, etc. that you would have liked to learn, but that we didn't cover.</text:p>
      <text:p text:style-name="P109">It would be interesting to have included more web technologies, Javascript, php, or common libraries from them into the course. </text:p>
      <text:p text:style-name="P109">More importantly, I wish we could have dug into the Ruby Metaprogramming features. I haven’t experienced much of <text:s/>“metaprogramming” in other classes and I’m curious what could be accomplished with it. </text:p>
      <text:p text:style-name="P109">C. List everything that you feel you did especially well this semester (master specific tools, languages, skills, etc., contribute to the project in a specific way, etc., learn and implement specific things quickly, etc.).</text:p>
      <text:p text:style-name="P109">I gained a much stronger grasp on the MVC framework of ruby on rails. I became a big advocate and user for the organizational component rails offers along with the inherent properties of “convention over configuration” to building a web application.</text:p>
      <text:p text:style-name="P109">D. List anything that that you feel that you didn't do as well, or that didn't go as well as you hoped (getting a list of these items will help me to improve the class schedule in future semesters). </text:p>
      <text:p text:style-name="P109">We didn’t meet our goals for developing features as quickly as we wanted. The TDD and BDD process was confusing and it was hard to align everyone’s priorities for accomplishing our goals. </text:p>
      <text:p text:style-name="P109">E. Thank you!</text:p>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